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Heiti TC Light" svg:font-family="Heiti TC Light"/>
    <style:font-face style:name="LiHei Pro" svg:font-family="LiHei Pro"/>
  </office:font-face-decls>
  <office:automatic-styles>
    <style:style style:name="P1" style:family="paragraph" style:parent-style-name="Standard">
      <style:paragraph-properties>
        <style:tab-stops>
          <style:tab-stop style:position="0.3938in"/>
          <style:tab-stop style:position="0.7875in"/>
          <style:tab-stop style:position="1.1812in"/>
          <style:tab-stop style:position="1.5750in"/>
          <style:tab-stop style:position="1.9688in"/>
          <style:tab-stop style:position="2.3625in"/>
          <style:tab-stop style:position="2.7556in"/>
          <style:tab-stop style:position="3.1493in"/>
          <style:tab-stop style:position="3.5431in"/>
          <style:tab-stop style:position="3.9368in"/>
          <style:tab-stop style:position="4.3306in"/>
          <style:tab-stop style:position="4.7243in"/>
        </style:tab-stops>
      </style:paragraph-properties>
      <style:text-properties style:font-name="LiHei Pro" fo:font-size="12.0pt"/>
    </style:style>
    <style:style style:name="P2" style:family="paragraph" style:parent-style-name="Standard">
      <style:text-properties style:font-name="Heiti TC Light" fo:font-size="12.0pt" fo:background-color="#868686"/>
    </style:style>
    <style:style style:name="P3" style:family="paragraph" style:parent-style-name="Standard">
      <style:paragraph-properties fo:margin-bottom="0.1667in"/>
      <style:text-properties style:font-name="Heiti TC Light" fo:font-size="12.0pt" fo:background-color="#ececec"/>
    </style:style>
    <style:style style:name="P4" style:family="paragraph" style:parent-style-name="Standard">
      <style:paragraph-properties fo:margin-bottom="0.1667in"/>
      <style:text-properties style:font-name="Heiti TC Light" fo:font-size="12.0pt" fo:background-color="#e0e0e0"/>
    </style:style>
    <style:style style:name="T1" style:family="text">
      <style:text-properties fo:color="#052726"/>
    </style:style>
    <style:style style:name="T2" style:family="text">
      <style:text-properties fo:color="#032726"/>
    </style:style>
    <style:style style:name="TableColumn1" style:family="table-column">
      <style:table-column-properties style:column-width="3.4625in" style:rel-column-width="32767*"/>
    </style:style>
  </office:automatic-styles>
  <office:body>
    <office:text>
      <text:p text:style-name="P1"/>
      <text:p text:style-name="P2">怡靜   |  2019.10.14 22:45   |   <text:a xlink:type="simple" xlink:href="http://palinfo.habago.org/Entry?Command=Information_PrintForum&amp;iPage=1#FORUM37989"><text:span text:style-name="T1">#</text:span></text:a></text:p>
      <text:p text:style-name="P3">幫助馬蹄露的澳洲記者Robert Ovadia在個人臉書寫了一篇長文講這事件 <text:line-break/>https://m.facebook.com/story.php?story_fbid=936960133351404&amp;;id=142157632831662 <text:line-break/><text:line-break/>我身邊的人其實不是那麼關心反送中的新聞，不過大概也是這樣的人在我妹妹說某個水果搖搖杯飲料很像一芳水果茶風格時會在旁邊說 蛤....那是China的....（意思是說不要買）從來都不知道這種莫名的反中仇恨是哪來的。 反送中示威的初期，我爸爸有次回家跟我說，一位一起練氣功朋友説他女兒是個警察，二十來歲，她説為什麼要反送中，因為你如果去香港 講一些批評中共的話，你就會被抓起來送到中國去之類的，當時我爸爸覺得很離譜不可置信，怎麼會如此腦殘相信這種事，我倒不意外，我猜這大概又是網路流傳的“新聞”，果然前些日子我媽媽參加家族旅遊，回來告訴我，阿姨的外孫女，大學生，她説為什麼要反送中的理由就是跟這位年輕的女警講的一模一樣，看，果然是來自同一則網路消息 ┐(´д`)┌ <text:line-break/><text:line-break/>前幾天終於看了陳真推薦的波蘭電影Wołyń(台譯仇恨 英文片名Hatred) 片中殘忍的殺人畫面沒有嚇到我，反倒是結尾的畫面讓我惆悵不已縈繞心頭，或許就像約翰藍儂說的God is a concept by which we measure our pain <text:line-break/></text:p>
      <text:p text:style-name="P2">王修亮   |  2019.10.14 21:54   |   <text:a xlink:type="simple" xlink:href="http://palinfo.habago.org/Entry?Command=Information_PrintForum&amp;iPage=1#FORUM37988"><text:span text:style-name="T1">#</text:span></text:a></text:p>
      <text:p text:style-name="P4">我和女兒熊姐、大侄兒三人，都是從小不擅長說話的人。 <text:line-break/><text:line-break/>我們小時候腦中對任何事物的觀察與認知，全部都是畫面直接轉換，真實的情境轉換成內心層層疊疊的奇特畫面，繁複卻又明確，不斷流轉。 <text:line-break/>內心無比清晰，但是我們都無法以語文說明，說出口的都是別人聽不懂的語法，各種錯置與跳躍。 <text:line-break/><text:line-break/>我們都花了許多年的練習，才慢慢懂得「說人話」。 <text:line-break/>我狀況最小，熊姐問題大一點，侄兒最晚，三十多歲才學會，才開始能進入職場面試，正常進入社會工作。 <text:line-break/>女兒目前還無法找工作，他說不出「好話」來，腦中畫面直接轉換出來的語言都太直接太真誠，要不惹外人厭惡，要不外人聽不懂。 <text:line-break/><text:line-break/>所以影評甚麼的這種「關心」的事務，我一點都寫不出來。但是心裡自有感受。 <text:line-break/><text:line-break/>正如前陣子流行的「你的孩子不是你的孩子」「我們與惡的距離」，若不是為了和學生討論，當成負面教材，我是不會去看的。 <text:line-break/>那都只是講個故事，只是某個人憑自己猜測，非常疏離的寫了個人批判的虛構故事，七零八落，在我腦中無法構成完整的畫面。 <text:line-break/>當成個人表達是一回事，這種個人表達誰都沒資格批判。當成社會問題探討，真是笑話。 <text:line-break/><text:line-break/>小丑這電影我和熊姐去看完，兩人說不出來的悶，虛假的悶。 <text:line-break/><text:line-break/>覺得整部電影卡著一節一節，完全不通順，腦子裡出來的畫面，就是幾千種拼圖各跳出一個碎塊來拚湊，完全兜不成一張圖畫，每一片拼圖都各說各的。 <text:line-break/><text:line-break/>我只會這樣說，說不出其他原因。看完陳真的評論，才知道原因。 <text:line-break/><text:line-break/>原來我們三人都是異類。</text:p>
      <text:p text:style-name="P2">陳真   |  2019.10.14 12:05   |   <text:a xlink:type="simple" xlink:href="http://palinfo.habago.org/Entry?Command=Information_PrintForum&amp;iPage=1#FORUM37987"><text:span text:style-name="T1">#</text:span></text:a></text:p>
      <text:p text:style-name="P3">卡韓政變 (186)：港版太陽花 <text:line-break/><text:line-break/>陳真 2019.10. 14. <text:line-break/><text:line-break/><text:line-break/>實在很不想講這些港版太陽花。幾段視頻，不妨看看。所謂人間正道是滄桑，現實真的很可悲，很可恨！ <text:line-break/><text:line-break/>港版太陽花爭取民主自由：https://bit.ly/2OR0byV  <text:line-break/><text:line-break/>陳偉強是香港理工大學的一位社會科學教授，因為最近寫文章反對暴力，並談到香港法律應該嚴格制裁暴徒，馬上遭到港版太陽花們的 "制裁"，在課堂上軟禁、批鬥了5小時，還逼他否認自己是中國人。 <text:line-break/><text:line-break/>陳老師自述及相關照片：https://bit.ly/35v6DBn <text:line-break/><text:line-break/>軟禁課堂之現場影像：https://bit.ly/33sjBhp  <text:line-break/><text:line-break/>馬蹄露是香港一位女演員，因為意見與港版太陽花們不同，遭到攻擊。CIA日報 (蘋果日報) 隨即移花接木，剪接影片，製作假新聞，故意顛倒時間先後，說是這位女演員先踢人。事實並非如此，這兒有完整影片： <text:line-break/><text:line-break/>https://bit.ly/2B8kcJd <text:line-break/><text:line-break/>底下四段視頻，懇請仔細看完。我個人是挺感動，並不是因為這些人說出什麼特別的見解，而是因為他們單純的義憤及挺身而出。這位美國人說得很對，這些事會讓所有知識和智慧的人想哭。 <text:line-break/><text:line-break/>人可以懦弱，可以自私，但在面對不義時，理當還是應該要有點最基本最起碼的義憤與行動，而不是永遠讓別人去為你受苦受難，而自己卻始終做壁上觀。甚至很多人(特別是所謂知識份子)還會趕緊表態，迎合主流，為虎作倀，吃香喝辣。 <text:line-break/><text:line-break/>這是一位澳洲記者，在現場幫助被暴徒攻擊的馬蹄露，後來自己也成為受害者： <text:line-break/><text:line-break/>https://bit.ly/2OHPrT8 <text:line-break/><text:line-break/>美國人在香港：https://bit.ly/2VCDi3x <text:line-break/><text:line-break/>希臘人在澳洲：https://bit.ly/33x43t0 <text:line-break/><text:line-break/>香港阿婆：https://bit.ly/2OHOnyC</text:p>
      <text:p text:style-name="P2">不笑生   |  2019.10.13 23:00   |   <text:a xlink:type="simple" xlink:href="http://palinfo.habago.org/Entry?Command=Information_PrintForum&amp;iPage=1#FORUM37986"><text:span text:style-name="T2">#</text:span></text:a></text:p>
      <text:p text:style-name="P3">呵，被鋼琴大師面折倒也還好 <text:line-break/>那我還是多看看陳醫師的分享 <text:line-break/>《返校》這個電影來自原本的同名遊戲，這部片一出來就讓我想到《超級大國民》 <text:line-break/>(同年齡的層都很強力推薦這部，也是讓我很驚訝--大部分人好像從不了解這些直到《返校》) <text:line-break/>又不小心打太多了。還是繼續潛水</text:p>
      <text:p text:style-name="P2">陳真   |  2019.10.13 15:57   |   <text:a xlink:type="simple" xlink:href="http://palinfo.habago.org/Entry?Command=Information_PrintForum&amp;iPage=1#FORUM37985"><text:span text:style-name="T2">#</text:span></text:a></text:p>
      <text:p text:style-name="P4">成功， <text:line-break/><text:line-break/>天賦與知識或教育無關，既然是天賦，意味著它來自天，而非來自人。一個人有沒有某種天賦，是一種生命的 "存在狀態"，而非學經歷。 <text:line-break/><text:line-break/>哲學系是培養哲學評論員，不是培養哲學家。就如同文學系是教出文學評論人，而非培養文學家。一個來自天，一個來自人，無法同日而語。當然，有些人很厲害，可以又是評論員又是創作者，例如法國導演尚盧高達。 <text:line-break/><text:line-break/>你的朋友們也許學經歷不錯，考試常常考一百分，每天手上拿著西洋哲學史與唐詩三百首，但那畢竟與天賦無關。</text:p>
      <text:p text:style-name="P2">陳真   |  2019.10.13 15:55   |   <text:a xlink:type="simple" xlink:href="http://palinfo.habago.org/Entry?Command=Information_PrintForum&amp;iPage=1#FORUM37984"><text:span text:style-name="T2">#</text:span></text:a></text:p>
      <text:p text:style-name="P3">宣樂， <text:line-break/><text:line-break/>我看了 "小丑"，你真的想聽我的實話？ <text:line-break/><text:line-break/>實話就是有夠庸俗的電影，俗不可耐，真是耐心的大考驗，水平類似電視上的什麼鄉土劇。看五分鐘我就知道要演什麼了。 <text:line-break/><text:line-break/>這應該分兩部份來說。一是藝術0分。二是想法庸俗到爆炸。 <text:line-break/><text:line-break/>除了攝影不錯，這電影毫無藝術水平可言。為什麼？因為這是如此明白的一件事。 <text:line-break/><text:line-break/>藝術一詞好像很隆重，就說一個 "文" 字吧。"文" 這東西，意味著它總要有點難以言喻的成份在裏頭，要不然哪來 "文" 呢？ <text:line-break/><text:line-break/>科學是講 "什麼" (WHAT)，至於你喜歡 "怎麼" 講都無所謂，你要大聲講、小聲說，講得如何拐彎抹角，一加一始終等於二。 <text:line-break/><text:line-break/>但是，"文" 卻不然。"文" 不是講 "什麼"，而是 "怎麼" (HOW) 講。人人都說我愛你，但是光寫出我愛你，儘管寫得很隆重很真心，依然不會因此而成為藝術，因為文之所以為文，在於 "怎麼" 個 "文" 法，而非在於你究竟想說 "什麼"。 <text:line-break/><text:line-break/>過去國民黨當權，拍了很多 "榮獲" 金馬獎的愛國片，全部是大爛片。現在的民進黨當家，也一樣拍了很多愛國 (台灣國) 片，包括所謂記錄片，也全部是大爛片。所謂全部就是無一例外，往往爛到我真不敢相信我的眼睛。我從未看過，但是光看海報或劇照或介紹，我就想吐了，真是有夠低俗。原來人可以遠離 "文" 到這種程度，真不可思議。 <text:line-break/><text:line-break/>不過，一樣是0分，內涵還是有別。應該說，小丑0分，而上述這些反映政治與現實的大大大爛片則是根本連給它打分數都是一種自我羞辱。那就好像有人放個屁，然後你給它進行音樂評分說它得了0分一樣荒唐。它連分數都不是。它只是一種屁聲，毫無意義。 <text:line-break/><text:line-break/>前幾天，有朋友問我對什麼 "返校" 的看法，我一聽，有強烈受辱感，怎麼拿屁聲來問我它的音樂成份如何呢？我有這麼低俗嗎？朋友繼續追問，我就無言了。我當然不會庸俗低能到去看這類電影，但是一顆臭雞蛋需要拿起來吃幾口才知其臭嗎？ <text:line-break/><text:line-break/>小丑雖然藝術水平得0分，但它畢竟還是一個作品，跟上述那些屁聲不能等同觀之。 <text:line-break/><text:line-break/>小丑這電影就像電視上的什麼鄉土劇，光看廣告就讓人很不耐煩，非常 "好萊塢"，俗不可耐。 <text:line-break/><text:line-break/>(廣告插播：這個月20號--周日，高雄電影圖書館要放映多藍的 "不過就是世界末日"。我已經看過N遍，但會再去看 N+1遍，每天期待20號的到來。我對 "文" 之世界的理解，差不多就像多藍的電影，非常POETIC，感動甚深。) <text:line-break/><text:line-break/>至於 "小丑" 這電影的內容與想法，更是可怕。編導顯然對於人性與人心以及對於弱者、弱勢、異類或窮人等等等，完全一無所知，充滿可怕的偏見，居然把他們理解成彷彿像香港暴民那樣一種腦殘生物。窮人，異類或各種弱勢者是那麼低能醜陋猥瑣不堪的一種東西嗎？這電影簡直就是對於他們的一種抹黑與醜化，深入骨髓。 <text:line-break/><text:line-break/>我知道編導絕無抹黑意圖，但這才真的恐怖，因為這意味著編導居然由衷相信窮人、異類或各種弱勢者是如此低能猥瑣腦殘錯亂的一種低等生物；而且，稍微對之不敬，馬上就要抓狂發飆。窮人、異類或各種弱勢者是那麼猥瑣窩囊醜陋低能的生物嗎？真是他媽的太荒唐了。 <text:line-break/><text:line-break/>主流世界對於少數或弱勢異類的誤解與歧視竟如此之深，真不可思議。但我其實對此一點都不意外。因為那是兩種世界。弱勢要理解主流強勢很容易，畢竟主流之聲每天如雷貫耳。但是，反之則不然。光鮮亮麗的主流世界想要理解邊緣、少數、異類與貧窮等等等，卻幾乎不可能。 <text:line-break/><text:line-break/>不過，我相信，跨界理解依然是可能的。比方說我從小出身富裕，但在我年少陷入極端貧窮之前，我覺得自己就已經能充份理解窮人的痛苦；感同身受之強烈，強烈到讓我渴望成為他們的一份子。 <text:line-break/><text:line-break/>小丑編導真的是幼稚到爆，怎麼會把窮人、苦人、異類、弱勢乃至精神病人理解成那樣一種低能猥瑣窩囊可笑而且很恐怖的生物。真是荒唐透了頂。 <text:line-break/><text:line-break/>窮人不是這樣，精神病人也不是那樣，異類並不猥瑣，弱者也一點都不窩囊。那樣一種理解與評價，其實應該送給主流世界的人事物才對。我講這樣並非修辭，而是心裏話。主流世界在我看來，才具有那樣一些特徵，比方說窩囊猥瑣、貪婪低能、極端自卑 (人與人之間比高下那樣一種自卑)，而且品性不端，對之稍有不敬，很可能就會惹出什麼事來。因此，我對於主流人事物向來不敢批評，若要批評也都盡量百中說一，盡量含蓄，不太敢說完整的老實話，因為我怕會有報應。 <text:line-break/><text:line-break/>但是，對於窮人、苦人、異類、弱勢乃至於精神病患以及各種品味有異於主流者，你卻可以任意抹黑羞辱之、勉勵之、疼惜愛護憐憫之，玩弄之，取笑之，嘲弄之，偷窺之，任意品頭論足之，看你愛怎麼幹就怎麼幹。他們別說毫無反擊能力，連想發出一點微弱聲音都幾乎不可能。</text:p>
      <text:p text:style-name="P2">陳真   |  2019.10.13 15:49   |   <text:a xlink:type="simple" xlink:href="http://palinfo.habago.org/Entry?Command=Information_PrintForum&amp;iPage=1#FORUM37983"><text:span text:style-name="T2">#</text:span></text:a></text:p>
      <text:p text:style-name="P4">同學，我說話直接，請別介意，畢竟有些話不好表達。 <text:line-break/><text:line-break/>我常怕有人寄文章或論文來要我批評指教。因為我不知道他是想聽真話或聽假話。假話我說不習慣，真話卻往往難以含蓄。 <text:line-break/><text:line-break/>李敖曾舉了個例，有個小朋友彈鋼琴，鋼琴大師一聽，覺得不行，資質太差了。李敖的例子是說，"大師說你不行就是不行，沒得爭議。" 而我想說的是，大師在說你行不行之前，其實是有一番天人交戰的，不知該說真話或假話？真幾分才算真？真話說了之後，會不會友情崩盤？會不會失去工作？會不會有什麼可怕的報應在等著我？ </text:p>
      <text:p text:style-name="P2">不笑生   |  2019.10.13 15:13   |   <text:a xlink:type="simple" xlink:href="http://palinfo.habago.org/Entry?Command=Information_PrintForum&amp;iPage=1#FORUM37982"><text:span text:style-name="T2">#</text:span></text:a></text:p>
      <text:p text:style-name="P3">雖然沒有人知道我是誰，不過很笨蛋的話，感覺有點破壞這裡的嚴肅氛圍 <text:line-break/>這是一種笨蛋的自我修養 <text:line-break/>---- <text:line-break/>謝謝陳醫師的回文，我再想想看 <text:line-break/>這些有名政治人物的分道揚鑣，其實只是想探討民進黨的腐化或者質變的過程 <text:line-break/>但我想這樣應該是錯的理解方式 <text:line-break/>您提的那一長串名字，我只有稍微耳聞過王津平先生(今年9月過世)和陳映真 <text:line-break/>前者是在野火樂集的紀錄片看到訪談，後來才知道王津平老師的一些故事 <text:line-break/>比如教職被淡江大學解除的原因與故事(藉由google) <text:line-break/>後者是不知道在誰推薦下讀到陳映真的《山路》，總體來說不是很了解 <text:line-break/>不過我可以肯定的是，和我差不多年齡層(二十多歲上下)的人 <text:line-break/>他們可能只知道鄭南榕吧，而且不是那個鄭南榕，是被變質成某種"販賣、推銷某種有利於既定權力結構的政治商品"的鄭南榕 <text:line-break/>您說的前面一部分我還是能理解的： <text:line-break/>1.黨外對於外省人的猜忌，這個在之前您講到鄭南榕的時候有所知道 <text:line-break/>2.政治明星──少數明星藉此光環(比如美麗島、野百合、太陽花...)參政，並收割個人利益，而真正付出貢獻的人物(或許沒有參選，沒有加入政治行列)卻被人們遺忘 <text:line-break/>不知道這樣講有沒有錯，我覺得還是能理解的，太陽花學運就是個活生生血淋淋的例子，製造了好幾個政治的明星，包括柯文哲、黃國昌等人，這些人的貢獻或許比不上場內的無名英雄 <text:line-break/>--- <text:line-break/>另外，您的小朋友好可愛，再大一點的話是否可以考慮告訴她詹益樺等人的故事呢？ <text:line-break/><text:line-break/><text:line-break/></text:p>
      <text:p text:style-name="P2">王修亮   |  2019.10.13 13:00   |   <text:a xlink:type="simple" xlink:href="http://palinfo.habago.org/Entry?Command=Information_PrintForum&amp;iPage=1#FORUM37981"><text:span text:style-name="T2">#</text:span></text:a></text:p>
      <text:p text:style-name="P4">這實在太可笑了，如果是黑警，何必移民來台灣?各方面都不方便，還要接收芒果乾。 <text:line-break/>直接去大陸本土就好了!無須移民，還得到撐港警民眾的特別尊重。 <text:line-break/><text:line-break/>這根本是台灣政府怕那批年輕暴民來台灣搶風采搶權位，已經把暴民宣傳得像革命烈士，到台灣來立刻會受到熱烈歡迎，很容易成為一個年輕人支持的新政黨，民進黨絕對不允許!! <text:line-break/><text:line-break/>這篇公告所強調的: <text:line-break/><text:line-break/>如申請人有事實足認為有犯罪行為、有危害國家利益、公共安全、公共秩序，或從事恐怖活動之虞、參加或資助恐怖或暴力非法組織或其活動而隱瞞不報等情，移民署得不予許可其申請。 <text:line-break/><text:line-break/>這才是重心，擺明就是阻擋香港暴民，香港警察可沒做這些事。 <text:line-break/><text:line-break/>別人的地區巴不得亂，自己台灣則全部阻擋，香港姓黃的上次來，得到過任何實質幫助嗎? <text:line-break/><text:line-break/>沒看過說謊說到如此拙劣的。 <text:line-break/><text:line-break/>底下的留言一片感謝台灣。 <text:line-break/><text:line-break/>........................................................ <text:line-break/>內政部 <text:line-break/>1 小時 · <text:line-break/>【嚴格把關港澳居民移民來臺】 <text:line-break/><text:line-break/>有網路消息稱，香港黑警將攜家眷大舉移民臺灣，並呼籲政府慎防！ <text:line-break/><text:line-break/>事實上，所有各類申請居留、定居案件，移民署都會透由各種管道進行安全查核，審視各項條件，將不法及犯罪阻絕於境外！ <text:line-break/><text:line-break/>根據現行香港澳門居民進入臺灣地區及居留定居許可辦法第16條規定，港澳居民因工作、投資、就學等相關事由，可申請在臺灣居留。 <text:line-break/><text:line-break/>但依同辦法第22條，如申請人有事實足認為有犯罪行為、有危害國家利益、公共安全、公共秩序，或從事恐怖活動之虞、參加或資助恐怖或暴力非法組織或其活動而隱瞞不報等情，移民署得不予許可其申請。 <text:line-break/><text:line-break/>至於網路傳言600萬買房就可移民，這是錯誤訊息!香港澳門居民來台投資的項目，不包含單純購置不動產自用。因此，不得以購買600萬元以上的不動產置產事由，申請來台居留。</text:p>
      <text:p text:style-name="P2">林炤育   |  2019.10.13 12:04   |   <text:a xlink:type="simple" xlink:href="http://palinfo.habago.org/Entry?Command=Information_PrintForum&amp;iPage=1#FORUM37980"><text:span text:style-name="T2">#</text:span></text:a></text:p>
      <text:p text:style-name="P3">在油管上有好幾位對中國人友善的猶太裔YOUTUBER <text:line-break/><text:line-break/>如 <text:line-break/>火鍋大王、歪國人協會(高佑思)、郭傑瑞、小馬... <text:line-break/><text:line-break/>以比例來說是很高的，有人說是兩者有相似的苦難歷史或文化習俗，我覺得是猶太人人比較理性吧。 <text:line-break/><text:line-break/>为什么犹太人会感激中国，两个文化居然这么像！ <text:line-break/>https://youtu.be/3Q5QX8gUdNw <text:line-break/><text:line-break/>沉默的正義外交官！　生命簽證搶救猶太人 <text:line-break/>https://youtu.be/tP5eANs8vE0 <text:line-break/><text:line-break/>中国的辛德勒 何凤山 <text:line-break/>https://youtu.be/Pm0OCivTsMs <text:line-break/><text:line-break/>何曼禮 中國辛德勒名單之迷 <text:line-break/>https://youtu.be/UhpMEJ_uO_Q</text:p>
      <text:p text:style-name="P2">梁成功   |  2019.10.13 11:02   |   <text:a xlink:type="simple" xlink:href="http://palinfo.habago.org/Entry?Command=Information_PrintForum&amp;iPage=1#FORUM37979"><text:span text:style-name="T2">#</text:span></text:a></text:p>
      <text:p text:style-name="P4">高三放假时间短，国庆时又vpn使用不了(人机验证要引入谷歌外链)现在才能在这里说些什么。 <text:line-break/>陈医师，您过誉了，先扯一大段我自己的故事，讲我自己的一点经验。没准的话，还能提供一个看中国（大陆）社会的视角。 <text:line-break/>我初中在佛山（广州西邻的城市）读书，成绩一般，中考考试前志愿填报不久，我听说广东实验中学多元开放，卯定主意填了省实的志愿——尽管根据往届分数线，我平时完全没够那个水准。父母认为我太冒险，各种阻挠，但其实他们没有理解好录取机制，“高分低投”风险远无他们想象中的高。最后中考，我拿到了自己的最好成绩（全市6万考生250名）但仍不及往年录取排名。分数公布后的最初几天我笃定自己是去本市的重点中学了，结果，那天我去广州市图书馆，下午5点准备回家时，父母打了个电话给我。他们报喜说：刚刚那分数线出来了，你肯定过了...不敢相信...你用手机上网确认一下... <text:line-break/>情况是这样，我“大佛山市”是在世纪初由原佛山市，顺德市，南海市合并而成，原有的三套行政班子间至今磨合不良，教育系统中亦然。各种明争暗斗的“一市两制”戏码对我这种一般学子不过是饭后谈资，但对于尖子们而言那可是有各种各样圈生源的协定，区教育局区重点高中和母校领导都盼着他们签呢。说实在的，有关方面开出了不错的条件，不少尖子都接受协定而没有填报省实中考志愿（而顶尖聪明的，多会在5月参加省实与华南师范附中的自主招生测试）。最后，填报省实中考志愿的，全佛山不到18个，甚至未过给定指标20个，变成毫无竞争，填志愿即可入学。 <text:line-break/>和我类似的几个佛山学生，平时考试成绩不佳，也无应付自主招生的天才，但就是因为在关键时刻有主张，幸而入读省实重点班（旧省实验班，通过中考在广州以西地市招生：新实验班，自主招生）我初中时谈得最要好的同学K，我们当初未有通气，却不觉中走过类似的一段路（包括遭遇父母的强烈反对），来到同一所学校。Y与Z，来自顺德，性格非常可爱的女孩子和男孩子，皆通文学艺术与哲学。Y是我校合唱团（高中合唱团世界第三！）的重要团员，也是文学社社长，我第一次见到她时，她手中拿着一本《西方哲学导论（Palmer版）》与一本某小众宋代词人的词选。Z，读书甚多，为吾校模联大老，目光英利异常，幽默感奇特，现在在北京参加艺考培训。 <text:line-break/>还有从粤西茂名而来的一位J高才生，那天我截屏给他看留言版上“小白的故事”两篇，他看完后道：“我真的无法想象，他在台湾这么多年怎么活过来的”。 <text:line-break/>许多人事J马上就能字里行间看出，我却不行，他看人显然比我准。而前几天，他就对我评语“有才无德，最为恶劣”。也不止J，YZ二人都对我的品性抱以极低的评价，只有K是我能一直谈上话的——尽管他个性与才智并不那么突出。 <text:line-break/>陈医师，您说“難想像一個高中生...”时我想到了这些同学，我认为他们的哲学天分并不比我低，您说这句话我挺讶异的。 <text:line-break/>当然，我对KYZ的介绍不足以说明他们的哲学天赋......我记忆力奇差（受过权威医院认证）证据忘得差不多了，徒留一结论。 <text:line-break/>我本来还另备了一篇回复，顺着我上面那篇的思路，但实在过于个人，意识到留言板上不少人就不发了，就在这扯了些别的。但，如果您愿意的话，希望您继续您之前的回复。 <text:line-break/>还有一个（一串）重要的问题，我几次留言中都隐约涉及了，我想找您问卜，但我不知道怎么把问题提出来,还是只能旁敲侧击...... <text:line-break/></text:p>
      <text:p text:style-name="P2">陳真   |  2019.10.13 02:53   |   <text:a xlink:type="simple" xlink:href="http://palinfo.habago.org/Entry?Command=Information_PrintForum&amp;iPage=1#FORUM37978"><text:span text:style-name="T2">#</text:span></text:a></text:p>
      <text:p text:style-name="P3">卡韓政變 (185):他們到底是在搞什麼東西？ <text:line-break/><text:line-break/>陳真 2019.10. 13. <text:line-break/><text:line-break/><text:line-break/>同學， <text:line-break/><text:line-break/>你該不會姓 "不"，名 "笑生" 吧？我的意思是說，當沒有人知道 "你" 是誰時，人們如何可能知道 "你" 是不是個笨蛋？不管你寫些什麼，對 "你" 根本毫髮無傷不是嗎？題外話。 <text:line-break/><text:line-break/>我不清楚楊祖珺及田媽媽 (田孟淑)是否在中泰賓館現場 (那時候我剛上高中)。我也不清楚田媽媽是否有此一罵(罵哪一首歌是 "豬仔歌")。但我猜測，在那樣一種衝突一觸即發的危急情況下，不太可能會有那樣一種對話與情境出現，又不是在拍電影挑配樂。 <text:line-break/><text:line-break/>但是，黨外始終有著一種對於外省人的敵意與猜忌，卻是基本事實。不過，這筆帳得算在蔣家頭上，因為在蔣家統治下，本省人及台灣的一切，包括其語言與幾乎所有台灣文化，全屬低俗不堪到極點的爛人爛東西，百般羞辱醜化之。 <text:line-break/><text:line-break/>英國人統治香港一樣倒行逆施，但英國人至少沒有把廣東話或香港人的一切文化全部醜化成低俗不堪到極點的爛人爛東西。 <text:line-break/><text:line-break/>在蔣家那樣一種年代，一個人，或者說做為一個本省人或台灣人，如果沒有對於外省政治權貴及其本省走狗幫凶的半點反抗之心，那他真的是很窩囊或很腦殘。 <text:line-break/><text:line-break/>蔣家或舊國民黨，在這一點上，可說喪盡天良。納粹屠殺猶太人也不至於把猶太人醜化到那樣一種地步。 <text:line-break/><text:line-break/>民進黨很厲害，迅速利用了這樣一種反抗與憤恨，轉化為個人的政治資源，大加操弄族群仇恨，圖謀一己權位。 <text:line-break/><text:line-break/>帳應該要算在外省權貴及其本省走狗幫凶 (例如李登輝) 頭上，而不是算在外省人頭上。但是民進黨卻成功地把它轉化為對於外省人及所有大陸人的仇視。  <text:line-break/><text:line-break/>至於你理解政治的方式則很 "台"，怎麼會以 "哪些人" 有著什麼貢獻或與黨有著何種分合來理解政治？你舉的那些人全部是所謂名人，而且全是政治人物。政治是由這樣一些人來定義或開展的嗎？那是布袋戲或廉價小說的理解方式不是嗎？ <text:line-break/><text:line-break/>我不知道你能否聽懂，但我確實很難說明，因為我想你的理解政治方式應當是代表了99.999%的人的理解方式。就比方說市面上不是一堆什麼 "社運" 或 "學運" 名人或明星嗎？那些人究竟做了什麼社運或學運？太陽花？野百合？或選舉時什麼 "割闌尾" 或什麼洪仲丘事件等等等？請問那是哪門子社運或學運？然後呢？然後一堆人渣就靠此 "光環" 吃喝不盡。 <text:line-break/><text:line-break/>另一方面，比方說，我才是台灣社運界的元老，同儕之中，再也找不到第二個。但有人會說我是社運元老嗎？社運光環榜上會有我的名字嗎？當然不會。 <text:line-break/><text:line-break/>社運如此，政治也一樣。簡單說，並不是當上民代、議員或縣市長或各種大小官才有政治意義。 <text:line-break/><text:line-break/>比方說，今天倘若詹益樺沒有自焚而死，請問誰認得他？倘若他至今還活著，難道他的貢獻就不存在了？ <text:line-break/><text:line-break/>再比方說，有人知道蔡秋木嗎？他是在八零年代某個群眾場合中被鎮暴警察重擊腦部而死的一位黨外志工。請問誰記得？全台灣應該無人認識。誰知道鄭坤漢？他是跟我同一個叛亂案的一名工人，跟我一樣拒絕出庭；國民黨不敢抓我，卻抓他去刑求，據說打到吐血。請問誰記得？民進黨的教科書上會有他的名字嗎？ <text:line-break/><text:line-break/>例子舉不完，比方說，三十幾年前，因為反國民黨而被退學的高中生，光我認識的就有兩位，一男一女，誰認得他們？沒有。 <text:line-break/><text:line-break/>除了這兩位學生之外，學姐也是一例。學姐因為刊登我的文章在校刊上，高二就被退學；之後輟學兩年，好不容易在沒有文憑的狀況下考上成大，卻又因為拒修軍訓與國父思想，又被退學。這下連高中和大學文憑都沒有。我若不說，請問誰認識學姐的這些事蹟？ <text:line-break/><text:line-break/>另外，我還能舉上至少一千個例子，比方說王津平是誰？政治上跟我淵源頗深的陳秀賢是誰？林書揚是誰？唐曙是誰？我採訪過的一位政治犯陳明忠和他太太是誰？蔡健仁是誰？范光棣是誰？.....所有這些人的貢獻那麼大，請問幾個人認識他們？少之又少。甚至就連陳映真恐怕都沒幾個人聽過。 <text:line-break/><text:line-break/>相反地，那些什麼野百合什麼太陽花的明星們，啥事也沒做，媒體天天吹捧，吹捧得好像他們真的做過什麼像樣的事似的。這就如同比方說，中泰賓館事件中，賓館外面不是也有一大群圍堵、攻擊黨外人士、"誓死捍衛民主自由" 的愛國學生嗎？如果這樣一些熱血沸騰的 "學運"領袖們，也被捧成明星、英雄，不知各位作何感想？道理其實是完全一樣的，全屬瞎掰與炒作。 <text:line-break/><text:line-break/>至於政治人物，不管是公職官位或黨職黨官，除了每天撈錢奪權玩女人，它媽的這些人渣又有什麼貢獻？ <text:line-break/><text:line-break/>我不是說誰比較偉大誰比較不偉大，而是說，以那樣一種 "個人" 方式去理解政治是荒唐且幼稚的。政治理當是在一種 "非關個人" 的概念架構下產生各種意義。其中最大的架構之一，自然就是整個國際局勢底下的中美關係。 <text:line-break/><text:line-break/>即便是光就單純的現實狀況來說，政治意義的產生也絕不是因為什麼這個人或那個人如何如何；政治理當是一種集體現象，集體意義。你不能說因為主流媒體故意捧誰，然後我們就真以為政治就是由這幾個人 (往往是人渣) 所一手創造。政治難道不是一種眾人所成就的集體現象？ <text:line-break/><text:line-break/>這麼簡單的道理，我不知道如何能講得更簡單明白。我知道台灣人是這樣理解政治：簡單說就是有實權、有社會名氣或地位者，所做的才算數；否則就算你費盡一生心血、家破人亡，也統統不算一回事。 <text:line-break/><text:line-break/>我曾經有過至少三次被民進黨十顧茅蘆勸進參選立委，連競選經費都幫我打包票了。一次是在八零年代解嚴前後，另外兩次則是在九零年代初。另外，我也曾多次被民進黨邀請擔任或競選黨職。但我統統都拒絕了。 <text:line-break/><text:line-break/>在那個民怨沸騰的年代，黨外或民進黨在某些選區往往至少有一席的實力，只要黨單一提名，幾乎就能當選。我知道我只要點個頭，就能擁有很大的政治權力。但我終究沒有選擇當一名政治人物，難道我幾十年來的所有作為就因此而毫無意義？政治應當不是那樣看待的吧，更不用說遠在政治之 "上"、更高的其它意義了。 <text:line-break/><text:line-break/>相反來看也一樣。我甚至什麼卑鄙事都不用幹，我只要乖乖地挺綠，對其一切醜事假裝沒看見，我今天難道不也是當個什麼部長或兼一堆董事長，財產絕對多上幾個零，民進黨的教科書上肯定會有我的名字。可是，難道因為這樣，我的所謂貢獻或所成就的意義就因此而不同凡響？我知道一般人吃這一套，但我並不是這樣看世界。所謂賢者識其大，不賢者識其小；每一種角色，理當有它不同的意義。 <text:line-break/><text:line-break/>後記： <text:line-break/><text:line-break/>差不多兩個月前，我帶小孩去高雄圖書館借一些童書。離去時，看到館內在展覽什麼 "人權"。我跟小孩說，"我們過去看看他們是在搞什麼東西？"  <text:line-break/><text:line-break/>進門一看，馬上就看到詹益樺自焚的照片。我指著照片說，"妳看，把拔在這裏哦！" 小孩很驚訝，大叫說："把拔，你怎麼會在照片裏？" 我說，"那個放火燒死自己的人，是把拔的好朋友，是把拔送他去醫院，但他半路上就死了。" <text:line-break/><text:line-break/>小孩繼續問，"他為什麼要燒死自己？" 我說，"妳現在聽不懂。長大後妳就會懂了。" 小孩堅持說："我懂！我懂！把拔你有聽到嗎？我說我懂我懂我懂！把拔你快告訴我！" 小孩喊得很大聲，引起展覽櫃台上的工作人員側目，我就趕緊就把她抱離現場。沒想到，在經過櫃檯時，她突然學我說話，手指著櫃檯大聲說："他們是在搞什麼東西啊？" 我很尷尬，努力叫她閉嘴別再喊了。 <text:line-break/><text:line-break/>希望有一天，等她長大後，真的能明白 "他們是在搞什麼東西"。當人們假裝在回顧歷史，緬懷過去，他們絕不是在伸張什麼人權，更不是在追求什麼公義，而是在販賣、推銷某種有利於既定權力結構的政治商品。我還不至於笨到看不清這一點。</text:p>
      <text:p text:style-name="P2">自強   |  2019.10.13 00:06   |   <text:a xlink:type="simple" xlink:href="http://palinfo.habago.org/Entry?Command=Information_PrintForum&amp;iPage=1#FORUM37977"><text:span text:style-name="T2">#</text:span></text:a></text:p>
      <text:p text:style-name="P4">查了資料才發現,歪果仁研究協會的會長和副會長都是猶太</text:p>
      <text:p text:style-name="P2">林炤育   |  2019.10.12 16:03   |   <text:a xlink:type="simple" xlink:href="http://palinfo.habago.org/Entry?Command=Information_PrintForum&amp;iPage=1#FORUM37976"><text:span text:style-name="T2">#</text:span></text:a></text:p>
      <text:p text:style-name="P3">影片很有趣，但引起我好奇的是影片中的一個老外，這老外說了一些我不知道的，關於中國環境保護與自然公園的事。 <text:line-break/><text:line-break/>自从这群歪果仁被中国速度吓到以后。。。 <text:line-break/>https://youtu.be/NTKwIWmaQWg <text:line-break/><text:line-break/>查了一下，原來他叫 Kyle Obermann，是位自然環境攝影師。 <text:line-break/>喜歡看祖國大好山河的可以關注他 <text:line-break/><text:line-break/>如這個 <text:line-break/>https://youtu.be/3S7Y0ZhhMWs <text:line-break/><text:line-break/></text:p>
      <text:p text:style-name="P2">阿海   |  2019.10.12 13:09   |   <text:a xlink:type="simple" xlink:href="http://palinfo.habago.org/Entry?Command=Information_PrintForum&amp;iPage=2#FORUM37975"><text:span text:style-name="T2">#</text:span></text:a></text:p>
      <text:p text:style-name="P3">感謝陳醫師的卡韓政變(184)。新聞真是連標題都別看。 </text:p>
      <text:p text:style-name="P2">不笑生   |  2019.10.12 01:55   |   <text:a xlink:type="simple" xlink:href="http://palinfo.habago.org/Entry?Command=Information_PrintForum&amp;iPage=2#FORUM37974"><text:span text:style-name="T2">#</text:span></text:a></text:p>
      <text:p text:style-name="P4">應該是第二次在這裡留言，每次留言前都要想一想，因為不想變成笨蛋(或者說被看出來是個笨蛋) <text:line-break/>看到陳真醫師的"卡韓政變 (179)：韓國瑜的黨外形象"有所想法 <text:line-break/>台灣好像真的有很多人深信，不只是檯面上的政治人物給自己擦脂抹粉會玩這種手法 <text:line-break/>把現在這個國民黨連結到興中會、同盟會，甚至把所有革命黨人都給"拆食落腹"(台語) <text:line-break/>民進黨也是把黨外時代都納為己有，也是不遑多讓，抹去不少有所貢獻但和民進黨最後分道揚鑣的人 <text:line-break/>(費希平、林正杰、朱高正、許榮淑等人都和其"分手") <text:line-break/>想問問看陳醫師，有沒有什麼書籍可以比較真實的講講這些人和民進黨分道揚鑣的原因和過程 <text:line-break/>--- <text:line-break/>最近很常聽李雙澤的歌曲，比如《美麗島》、《少年中國》、《老鼓手》，都是很有意思的歌曲 <text:line-break/>可是，前面被似乎被曲解成台獨歌曲，而少年中國好像又變成"紅色侵台"、"大中國思想" <text:line-break/>其實我猜李雙澤不是這樣去理解他的兩首作品，但我又不知道怎麼去替他辯護 <text:line-break/>(蔡英文就任總統時請來原住民歌手巴奈唱歌，而且大合唱這首美麗島，結果很有趣 <text:line-break/>巴奈後來為了原住民傳統領域劃分在凱道紮營抗議好幾百天，十足諷刺) <text:line-break/>關於這首美麗島，據網路上看的資料(*1)是寫中泰賓館事件時，原唱者楊祖珺在現場，本來要唱著這首歌帶大家衝出去，卻被田孟淑罵為豬仔歌 <text:line-break/>想請問看看這個是不是真的？這代表著什麼樣的一種心態？ <text:line-break/>謝謝</text:p>
      <text:p text:style-name="P2">陳真   |  2019.10.11 02:40   |   <text:a xlink:type="simple" xlink:href="http://palinfo.habago.org/Entry?Command=Information_PrintForum&amp;iPage=2#FORUM37973"><text:span text:style-name="T2">#</text:span></text:a></text:p>
      <text:p text:style-name="P3">卡韓政變 (184):假如我是美國領導人 <text:line-break/><text:line-break/>陳真 2019.10. 11. <text:line-break/><text:line-break/><text:line-break/>上個月(九月) 七日，我特地跑去高雄圖書館聽蘇起演講。演講中，蘇起就有提到所謂兵棋推演美軍打輸解放軍的事。我不太記得他在演講中是否有詳細說明，但台灣媒體諸如這樣的標題：「兵棋推演18次全敗。若與陸開戰，美國百分百會輸」，其實相當誤導。報導內容同時也混淆、誇大了各種不同訊息與結論。 <text:line-break/><text:line-break/>比方說， <text:line-break/><text:line-break/>誤解一，Robert Work 和 Greg Grant 的完整報告在此： <text:line-break/><text:line-break/>https://bit.ly/2VwX6oS <text:line-break/><text:line-break/>作者完全沒有說大陸已經可以打垮美國，而是說在中國建國一百周年即2049年之前，中國的整體軍力「有可能」超越美國。 <text:line-break/><text:line-break/>作者還把中國的軍力提昇分成三個階段。 <text:line-break/><text:line-break/>階段一有點類似不對稱作戰，以小博大，以弱擊強。在階段一，中國仍遠遜於美國。階段二則進展到「可與之匹敵」的程度。階段三才是明顯超越美國。 <text:line-break/><text:line-break/>至於中國目前軍力處於哪個階段，西方一些媒體在解讀這份報告時，往往很明確地指出中國仍在階段一。例如 The National Interest 今年六月的報導： <text:line-break/><text:line-break/>https://bit.ly/2AYXL95 <text:line-break/><text:line-break/>但我看過 Robert Work 和 Greg Grant 的完整報告，作者並沒有明確指出中國發展到哪個階段。不過，從內容細節來解讀，作者應該是認為中國目前處於第二階段，簡單說就是一旦中美全面開戰，將兩敗俱傷。但是作者特別指出，中國在AI (人工智慧)及量子科學方面的世界性主導地位，很可能不用等到 2049年，就能在整體戰力上超前美國。 <text:line-break/><text:line-break/>誤解二：Robert Work 和 Greg Grant 的報告談的是中美兩國的整體軍力，而蘇起或媒體所提之各項兵推 (其中最主要是蘭德公司所做的報告)，卻是指中國鄰近區域的戰爭，其中最主要的世界火藥庫，當然就是台海兩岸。各項兵推指的是美國的「馳援」或「軍事介入」這個區域的戰爭能力，包括「馳援」的時效性。 <text:line-break/><text:line-break/>簡單說，美國大老遠跑來台海作戰，究竟能夠在多短的時間內派多少軍隊？能夠有運輸多少武器與作戰能力？所謂兵推打輸解放軍，指的是這個意思，這跟整體軍力是兩回事。 <text:line-break/><text:line-break/>而且，就如蘭德公司的資深研究員David Ochmanek 所強調： <text:line-break/><text:line-break/>https://bit.ly/30YXYnw   <text:line-break/><text:line-break/>這意思並不是說中國共產黨將佔領白宮，而只是說中國在其鄰近區域具有作戰優勢，如此而已。他還強調，兵推所謂輸贏指的是某種目標底下的輸贏 (例如打敗台灣)；他說，解放軍要打敗台灣，估計大約只需要幾天或頂多幾周的時間。在這麼短的時間內，美軍很難成功軍事介入。 <text:line-break/><text:line-break/>所謂美軍打輸解放軍，指的是這個意思，大家別會錯意，別太高興。事實上，祖國戰力跟美國還差遠了。而且，就如 Ochmanek 所說，美軍半個多世紀來每天在打仗，而中國在過去幾十年來卻根本沒有作戰經驗，因此，所謂兵推只是紙上談兵，實際作戰經驗依然十分重要。 <text:line-break/><text:line-break/>誤解三，把所謂兵推視為一種現實政治判斷的依據是危險的。 <text:line-break/><text:line-break/>比方說，假設今天我是美國領導人，我哪需要馬上派軍隊來跟解放軍一決雌雄？我只要在物資、武器及政治上提供台灣各項支援與煽動就行，盡量延長戰火，儘可能製造雙方最大的動亂與傷亡，最好可以變成一種長期內戰或大屠殺；並且支持台灣對大陸本土發動更多攻擊，盡一切力量擴大戰火、仇恨與血腥衝突。 <text:line-break/><text:line-break/>這時候，就有可能大規模傷害大陸的各項國力與經濟發展。只要讓大陸延緩發展個十幾年或幾十年，大陸就有可能從此一蹶不振，永遠都不可能再挑戰美國的世界霸主地位。 <text:line-break/><text:line-break/>簡單說，以某種特定目標 (亦即解放軍打敗台灣) 來設定兵推勝負，在我看來是沒有多少現實意義的，甚至極其誤導。因為，在美國人的戰略用途上，台灣就是一顆人肉炸彈。炸彈的用途當然就是找一個最好的時間點引爆，以製造敵人 (即中國大陸) 最大、最長久的致命傷害，使之喪失挑戰世界霸主的能力。這恐怕才是美國真正的盤算。美國怎麼可能會想去救一顆由他長年所精心打造的人肉核彈？ <text:line-break/><text:line-break/>台灣人最好要認清這一點。美國長年以來在世界各地不就都是這麼搞的嗎？中國需要的是一種穩定與和平的世界秩序及兩岸關係，才有可能追求自身的發展。但美國卻剛好相反，敵人或諸多弱小國家的穩定與和平，恰恰是美國所最不樂見的；他需要的是製造最大的血腥與動亂，方才符合他最大的利益。 <text:line-break/><text:line-break/>你看，不管是阿富汗、伊拉克、利比亞與敘利亞等等等等等，所有這些年來被美國侵略的國家，都是原本好不容易在穩定與和平的政治秩序中開始尋求發展；就在人民生活逐漸走向安定與富足之際，美國就撒個謊找個藉口入侵了。這些國家立即成為極其血腥恐怖的人間煉獄，被戰火與饑餓和各種犯罪與暴力，摧毀數百萬條人命，製造數千萬難民。 <text:line-break/><text:line-break/>這些國家，往後數十年都很難脫離恐怖地獄般的內亂或內戰處境 (往往由美國所策動，一如中國當年的軍閥割據與內戰)，美國就從一片戰亂血腥中掠奪各項暴利與資源，包括石油；以人命為代價，擴大帝國勢力範圍。</text:p>
      <text:p text:style-name="P2">力民   |  2019.10.10 10:35   |   <text:a xlink:type="simple" xlink:href="http://palinfo.habago.org/Entry?Command=Information_PrintForum&amp;iPage=2#FORUM37972"><text:span text:style-name="T2">#</text:span></text:a></text:p>
      <text:p text:style-name="P4">美國基本上只敢打強弱差距巨大的戰爭，就算兵推因各種原因誇大，但總之可以知道大陸是有能力與美國一戰的，這樣的程度足以嚇阻美國的軍事作為，台灣人想要依靠美國武力抗拒的想法就是癡人說夢。 <text:line-break/><text:line-break/>https://reurl.cc/NaGZme <text:line-break/>兵棋推演18次全敗 　蘇起：若與陸開戰　美國百分百會輸 <text:line-break/><text:line-break/>優傳媒記者胡智凱／台北報導 <text:line-break/><text:line-break/>前陸委會主委蘇起今（5）日應邀赴馬英九基金會發表演說，他引用美國前國防部副部長沃克（Robert Work）等多份報告，認為美國跟大陸打仗百分百會輸，因為兵棋推演顯示很清楚，推演18次美國就輸了18次。 <text:line-break/><text:line-break/>針對美中台三角關係，蘇起認為2020年恐是「兩國論」對撞「中國夢」的時刻，屆時將會有「地動山搖」的變化，也不要太奢望美國馳援，因為就算美國跟大陸打仗，美國也會輸。 <text:line-break/><text:line-break/>蘇起指出，沃克是知名的軍事思想家，曾先後在歐巴馬政府及川普政府擔任國防部副部長，現已退休，但仍擔任美國重要的智庫顧問。 <text:line-break/><text:line-break/>而這位沃克在今年6月發表一篇報告，名為《在自己的賽局中擊敗美國》（Beating the Americans at their Own Game）。當中提到：「近年來，美國國防部已經進行了多次兵棋推演，模擬中美開戰。結果顯示，若不改變現有的作戰計劃和作戰觀念，美軍可能會敗在解放軍的手下。」 <text:line-break/><text:line-break/>“And those who reject this rather sobering assessment need only examine the results of extensive wargaming the Department of Defense has undertaken in recent years, modeling military action between the United States and China. The outcome of those wargames indicate that, absent fundamental changes to DoD’s planned capabilities and current warfighting concepts, the U.S. Joint Force could face defeat at the hands of the Chinese military in plausible scenarios.” <text:line-break/><text:line-break/>美國前國防部副部長沃克（Robert Work）出具報告指出美國多次在兵棋推演輸給大陸。（圖／擷取自沃克報告封面） <text:line-break/><text:line-break/>同時，蘇起也引用紐約時報在今年9月的報導，美國針對中美大戰進行兵棋推演，推演18次美國就輸了18次。 <text:line-break/><text:line-break/>隨後，蘇起也出具美國蘭德公司、澳洲雪梨大學美國研究中心等多份報告，都指出美國已不能應付亞太地區的大國競爭，而大陸的反介入能力已經削弱美軍投射至亞太的力量。 <text:line-break/><text:line-break/>因此，蘇起認為，美國總統的幕僚絕對不會建議美國跟大陸打仗，「怎麼打？輸了18次，百戰百敗嘛！」且美國總統還想要連任，怎麼會願意打仗！？</text:p>
      <text:p text:style-name="P2">陳真   |  2019.10.09 20:57   |   <text:a xlink:type="simple" xlink:href="http://palinfo.habago.org/Entry?Command=Information_PrintForum&amp;iPage=2#FORUM37971"><text:span text:style-name="T2">#</text:span></text:a></text:p>
      <text:p text:style-name="P3">卡韓政變 (183)：你有可能真的不在乎嗎？     <text:line-break/><text:line-break/>陳真 2019.10. 09. <text:line-break/><text:line-break/><text:line-break/>美國最近派所謂代表來台灣，「呼籲」台灣人「一起對抗邪惡勢力」；其所謂「邪惡勢力」，指的是中國。 <text:line-break/><text:line-break/>美國，這樣一個奉行國家恐怖主義、半個多世紀來在世界各地製造顛覆動亂、發動侵略戰爭、殺害上千萬人的血腥帝國，卻指控一個對人類和平與文明發展及消滅貧窮做出史無前例之巨大貢獻的中國，很荒唐吧？但是，問題卻出在有幾個人覺得荒唐？ <text:line-break/><text:line-break/>你幾乎不可能和身邊的人談論任何所謂政治，為什麼？因為如果連這麼基本的常識都會有如此荒唐離譜的認知落差，你還能說什麼？很無言不是嗎？別人不用開口，你就知道他要說什麼了，就如同黨外時期，人們不用開口，你就知道他要說蔣家與國民黨是多麼偉大的世界民主燈塔了。 <text:line-break/><text:line-break/>洗腦之厲害與無孔不入，超乎想像；任何人只要掌控主流媒體，將可塑造任何輿論；不管多麼荒唐的說法，都絕對能夠毫無困難地灌輸到人們的腦子裏，毫無困難地決定人們該愛誰或恨誰。 <text:line-break/><text:line-break/>我常舉一個發生在三十幾年前的例子。念大學時，負責替班上編寫一份「臨床實驗診斷學」講義。我利用講義空白處寫了一些話，裏頭有一句話大約是這麼說的：「媒體總是能讓你去仇視那些真心愛你並且為你無私付出代價的人，卻讓你去愛戴與崇拜那些為了私利一直在傷害你的人。」 <text:line-break/><text:line-break/>那時應該還是戒嚴時期，講義付梓前夕，情治單位竟然去包圍印刷廠，約談、恐嚇印刷廠老闆，查扣講義。它連出版品都談不上，只不過是給全班應付考試的一本由我編寫的醫學筆記，竟然也能捲起政治軒然大波。 <text:line-break/><text:line-break/>甚至在事發數個月後，我想把這講義寄給一些黨外朋友，郵局竟然拒絕遞送，說我違法。郵局主管當著我的面，粗暴地撕開牛皮紙袋檢查，用手指猛戳著林義雄和方素敏在林宅血案後的一張合照說：「你看你看！這種東西怎麼能寄？」在那張照片旁邊，我還節錄了一首詩，叫做「盼望」，由方素敏掛名，其實是林雙不寫的。詩是這麼寫的： <text:line-break/><text:line-break/>人家說你是好漢 <text:line-break/>我就哭了 <text:line-break/>我寧願你 <text:line-break/>只是孩子的父親 <text:line-break/>　 <text:line-break/>你握緊民主的火把 <text:line-break/>追求鄉土的光 <text:line-break/>他們卻說你 <text:line-break/>拿火要放 <text:line-break/>　 <text:line-break/>喪失了的，不僅是自由 <text:line-break/>喪失了的，不僅是母親 <text:line-break/>不僅是女兒 <text:line-break/>還傷害了 <text:line-break/>鄉土的信心與希望 <text:line-break/>　 <text:line-break/>從泥沼裡來 <text:line-break/>一步一掙扎 <text:line-break/>一動一灘血 <text:line-break/>多麼渴望啊下一代 <text:line-break/>大家的下一代 <text:line-break/>不要陷入無知的泥沼 <text:line-break/>　 <text:line-break/>家鄉的風無情 <text:line-break/>無情地吹 <text:line-break/>家鄉的海無情 <text:line-break/>無情地翻 <text:line-break/>風啊海啊為什麼 <text:line-break/>為什麼無情 <text:line-break/>　 <text:line-break/>一直這樣盼望 <text:line-break/>在家鄉長住 <text:line-break/>你下田 <text:line-break/>我燒飯洗衣 <text:line-break/>確信你會在 <text:line-break/>一定的時刻回來 <text:line-break/>　 <text:line-break/>長久的寂寞我不怕 <text:line-break/>無情的海風我不怕 <text:line-break/>母親和女兒的眼神 <text:line-break/>母親和女兒的眼神啊 <text:line-break/>是我永遠的創傷 <text:line-break/>　 <text:line-break/>人家說你是好漢 <text:line-break/>我就哭了 <text:line-break/>我寧願你 <text:line-break/>只是孩子的父親 <text:line-break/><text:line-break/>我之所以常講這例子是因為，這樣一種建築在無知之上的痛苦歲月並沒有成為過去，反倒變本加厲，為所欲為；惟一改變只是當權者旗子的顏色。 <text:line-break/><text:line-break/>高醫七年，噩夢一場。在那個年代，做為一個公開掛牌運作的黨外人士，其實就跟過街老鼠的處境沒兩樣；走在自己的校園，看到校內同學迎面走來，最好自己先繞道迴避，避免各種你無法預料的難堪羞辱，甚至暴力。 <text:line-break/><text:line-break/>講義風波只是其中微不足道的一個小小「花絮」。我之所以印象深刻是因為我在裏頭寫的那些話之根本重要性。可悲的是，三、四十年過去了，而我如今卻依舊還在講著同樣的話：「媒體總是能讓你去仇視那些真心愛你並且為你無私付出代價的人，卻讓你去愛戴與崇拜那些為了私利一直在傷害你的人。」  <text:line-break/><text:line-break/>我還記得當時班上有位成績不錯的同學，後來聽說好像也利用講義空白處，寫了幾句嘲笑我的話，說我很可笑，怎麼會去相信外面那些批評國民黨政府的可笑謊言？ <text:line-break/><text:line-break/>大家懂我的意思吧？回到文章開頭所說，你想，當你說美國才是天底下最邪惡的血腥惡勢力、而中國則是最為良善和平的一股正面力量時，腦殘們聽了，心裏會怎麼想？他一定會很納悶：怎麼會有人講出這麼離譜的話？是不是被萬惡的共匪洗腦或收買了？ <text:line-break/><text:line-break/>無數的例子可以說明洗腦之威力與荒唐，擺在眼前的就是韓國瑜，如果你覺得當年把林義雄抹黑成陰暗醜陋的青面獠牙很荒唐，那麼，把韓國瑜抹黑成什麼低能鬼混的草包，不也一樣荒唐透了頂。 <text:line-break/><text:line-break/>前幾天，一位從美國回來的好朋友似乎很驚訝我怎麼會支持韓國瑜，問我原因。我其實很難回答，我只能很粗淺地說韓國瑜清廉正直聰明勤奮熱情善良平易近人等等等。我說，政壇之上，除了陳定南之外，難出其右。 <text:line-break/><text:line-break/>這樣一個難得的政治人物，勤奮正直，聰慧善良，在乎痛苦人們的感受，居然短短幾個月就被人渣們給抹黑成腦殘人渣，抹黑得臭不可聞。 <text:line-break/><text:line-break/>島內幾十年來，一直都是在搞這一套，日復一日，年復一年。政治上，我們其實不但從未進步，而且不斷往後急速倒退。人們依舊無知，對無恥不義之事無感；即便是明白人亦同樣缺乏義憤，事不關己，彷彿那只是韓國瑜他家的事。問題是，世上一切有關是非善惡之事，關乎所有人，沒有人會是局外人。 <text:line-break/><text:line-break/>有這麼一種聲音說，不管誰當選，都不影響大局。所謂大局，指的是兩岸關係歸屬及中美之間的博奕勝負。我並不認同這句話，因為倘若它言之成理，那麼，不管此岸或彼岸，人們幾乎什麼事都不用做了，因為每一件事相對於所謂大局，都是小事，其實都起不了決定性的作用。 <text:line-break/><text:line-break/>這樣的思維當然不合理。我們總不能一味只想著所謂大局，然後說我們又不是習近平，不管做什麼都影響不了大局，因此不管怎麼做都無所謂？ <text:line-break/><text:line-break/>在另一種大小的意義上，這種思維更說不通。簡單這麼說，現實利害之大，大不過基本是非善惡。更通俗地說，我可以不在乎韓國瑜落選，但我不可能不在乎在整個所謂選舉過程中的善惡是非，我不可能不在乎裏頭的卑鄙齷齪，不可能不在乎裏頭的無辜與無私。 <text:line-break/><text:line-break/>如果我們可以不在乎這一切有關美醜善惡之事，那意味著我們根本不在乎一切不是嗎？如果我們不在乎一切，那麼，整個世界與所有萬物的存在，根本毫無意義不是嗎？</text:p>
      <text:p text:style-name="P2">陳真   |  2019.10.09 11:04   |   <text:a xlink:type="simple" xlink:href="http://palinfo.habago.org/Entry?Command=Information_PrintForum&amp;iPage=2#FORUM37970"><text:span text:style-name="T2">#</text:span></text:a></text:p>
      <text:p text:style-name="P4">宣樂， <text:line-break/><text:line-break/>衝著金獅獎的份上，我會去看，但一方面太忙，還找不出時間，一方面是因為連假將至(更忙)，票價折扣數較少 (八三折)，我通常只買六折的票，除非沒有選擇時。</text:p>
      <text:p text:style-name="P2">李宣樂   |  2019.10.08 22:54   |   <text:a xlink:type="simple" xlink:href="http://palinfo.habago.org/Entry?Command=Information_PrintForum&amp;iPage=2#FORUM37969"><text:span text:style-name="T2">#</text:span></text:a></text:p>
      <text:p text:style-name="P3">陳真醫師您好，第一次在這留言，不知道您看電影《小丑》了沒？您會有興趣去看嗎？很想聽聽您的觀影心得。</text:p>
      <text:p text:style-name="P2">陳真   |  2019.10.08 11:57   |   <text:a xlink:type="simple" xlink:href="http://palinfo.habago.org/Entry?Command=Information_PrintForum&amp;iPage=2#FORUM37968"><text:span text:style-name="T2">#</text:span></text:a></text:p>
      <text:p text:style-name="P4">卡韓政變 (182)：風雨飄搖的巴勒網 <text:line-break/><text:line-break/>陳真 2019. 10. 08. <text:line-break/><text:line-break/><text:line-break/>很多人看巴勒網很堵爛很不爽，常對它動手動腳，因此常讓我感覺這網站似乎風雨飄搖，不知道哪天會掛了。 <text:line-break/><text:line-break/>不過，我想跟堵爛者說，你們應該也會需要這個網站的存在；毀了它，對誰都沒有好處。為什麼呢？因為巴勒網有著三項特點，獨立、求是、求實。 <text:line-break/><text:line-break/>這三個特點原本只應該是一種根本無須多說的基本條件，但是，擁有這三項基本條件的媒體或網站或甚至個人實在太少了，以致於它慢慢卻成為一種罕見的 "特點"。 <text:line-break/><text:line-break/>獨立指的是我們不為錢不為名不謀利，甚至不要命，一切威脅利誘都不可能有效。 <text:line-break/><text:line-break/>求實即求真，明人不說假話。我們講的不一定正確或合理，甚至有可能很多錯誤，但我們不會為了任何目的而故意說一句假話或違心之論；就如林義雄所說：“我沒法說一句不是從內心深處出來的話”。 <text:line-break/><text:line-break/>求是更重要，畢竟 "事實" 之為物，或多或少是一種隱喻，而是非善惡與美醜似乎才是一切隱喻所要傳達的世界。任何社會，萬物之所在，其實都需要這樣一個難以言喻的 "世界" 的存在。 <text:line-break/><text:line-break/>我常想起馬克思那段話： <text:line-break/><text:line-break/>"我們的工作並不顯赫一時，但將永遠存在。後世高貴的人們，面對著我們的骨灰，將灑下熱淚。"</text:p>
      <text:p text:style-name="P2">陳真   |  2019.10.08 11:29   |   <text:a xlink:type="simple" xlink:href="http://palinfo.habago.org/Entry?Command=Information_PrintForum&amp;iPage=2#FORUM37967"><text:span text:style-name="T2">#</text:span></text:a></text:p>
      <text:p text:style-name="P3">卡韓政變 (181)：呂秀蓮的異樣存在 <text:line-break/><text:line-break/>陳真 2019. 10. 08. <text:line-break/><text:line-break/><text:line-break/>有個好朋友從美國回來，請我幫呂秀蓮連署，我說好。她問我為不為難？我開玩笑說，為了韓國瑜，我願意替呂連署。 <text:line-break/><text:line-break/>其實，呂參選總統，對韓不一定有利，因為堵爛蔡啥小的人，原本只能選韓，如今卻有可能投呂。不過，我還是幫呂連署了；只要不是人渣，任何人想選，我都沒意見。 <text:line-break/><text:line-break/>朋友還請我幫忙請其他人連署。我說我很不想做這樣的事，因為我生性不喜歡讓人為難。我知道我若開口要求，很多人將不會推辭，但我並不希望透過人情壓力讓人們去做他並非十分樂意的事。 <text:line-break/><text:line-break/>不過，我答應朋友做個 "公開呼籲"，請大家幫忙呂秀蓮連署。我的 "呼籲" 不會有什麼效果，很多事我連呼籲學姊都很難，但既然答應了，我就 "呼籲" 一下，請大家到這裏連署： <text:line-break/><text:line-break/>https://bit.ly/2LSu9Aq <text:line-break/><text:line-break/>記得六都 (桃園、台中、台南、高雄、新北、台北) 不可以填上台灣省，否則將會被視為無效連署。另外，記得附上身份證正反面影本。 <text:line-break/><text:line-break/>把呂秀蓮視為民進黨人是不太對的，那只是把她給汙名化。在這個貪婪無度的黨裏頭，乾乾淨淨的呂秀蓮，算是一種 "異樣的存在"，跟這個黨很不搭調。老一輩黨外人士和這個黨其實早已沒有瓜葛，能退出的早已退出；呂至今仍和這個人渣黨藕斷絲連，那其實是一種錯亂。過去十年來的這個民進黨，基本上就是舊黨國的原形化身。</text:p>
      <text:p text:style-name="P2">李念淨   |  2019.10.07 20:49   |   <text:a xlink:type="simple" xlink:href="http://palinfo.habago.org/Entry?Command=Information_PrintForum&amp;iPage=2#FORUM37966"><text:span text:style-name="T2">#</text:span></text:a></text:p>
      <text:p text:style-name="P4">巴勒網是不是常常遭到攻擊？ <text:line-break/>這幾年我幾乎每天都看一次巴勒網 <text:line-break/>大概前幾天一直連不上去的樣子。</text:p>
      <text:p text:style-name="P2">自強   |  2019.10.07 16:19   |   <text:a xlink:type="simple" xlink:href="http://palinfo.habago.org/Entry?Command=Information_PrintForum&amp;iPage=2#FORUM37965"><text:span text:style-name="T2">#</text:span></text:a></text:p>
      <text:p text:style-name="P3">回應(180) <text:line-break/><text:line-break/>因為是white人,航海時代開始有色人絕大多數劫難的源頭</text:p>
      <text:p text:style-name="P2">陳真   |  2019.10.07 02:50   |   <text:a xlink:type="simple" xlink:href="http://palinfo.habago.org/Entry?Command=Information_PrintForum&amp;iPage=3#FORUM37964"><text:span text:style-name="T2">#</text:span></text:a></text:p>
      <text:p text:style-name="P3">謝謝俊和。我若再繼續打馬賽克好像也沒必要了。 <text:line-break/><text:line-break/>我能理解很多人不在意文字的血統，甚至不太認為它是一種 "東西"，也許就像路邊野花雜草，路人喜歡就摘去了。我能理解這裏頭並無惡意或犯意，只是出於認同，而非出於竊取之心。問題出在我跟我的文字與思想之間，卻有著一種共存亡的血肉關係，就像自己的骨肉一樣，難以割捨。 <text:line-break/><text:line-break/>我並不想因此而傷害別人。問題是，我無法知道誰是誰，我無法知道誰心裏怎麼想，因此只能期待君子而難以寄望小人；希望各方君子能將心比心，多給文字或任何作品一點尊重。 <text:line-break/><text:line-break/>我有很多很可能具有重要歷史價值的照片根本都不敢公開，因為怕一公開，馬上又變成別人的戰利品。例子舉不完。比方說，我有一張在維根斯坦墳墓上拍的照片，貼在生命親系譜，幾年後居然在某一本國外哲學雜誌上看到它，讓我真是很驚訝；曾經附在學姊投給當代雜誌的一篇文章裏頭的一張英國動保運動之照片，明明註明 "攝影者：陳真"，結果雜誌一刊出，我的名字卻被總編輯金恆煒給刪掉了。我寫信抗議，請他更正，結果鳥都不鳥我。 <text:line-break/><text:line-break/>我自己沒出過書，不知道該怎麼證明這些被剽竊的文字或影像是我的。絕大多數時候，當我提出抗議，對方根本都不會鳥我，因為我無權無勢甚至過去長期身無分文，誰鳥你？ <text:line-break/><text:line-break/>龍應台就是其中最惡劣的人之一。三十三年前(1986年)某一本以她的名字命名的暢銷書裏頭，有一篇數千字長文就是我寫的，曾經登在黨外雜誌上，居然也被偷偷拿去出書；任憑我抗議了33年都沒用，龍應台連鳥也不鳥我，只有一次叫助理回信說龍大人很忙，說這事與她無關。至於偷竊的出版社則傲慢地回應說，"人家龍應台看得起你才收錄你的文章"，意思是說我反而該感謝他們才對。 <text:line-break/><text:line-break/>各式各樣的惡行，甚至連 "維根斯坦與梅豔芳" 那樣一種完全是第一人稱的私人文字，居然也有人偷去以自己的名字投稿給文學雜誌，而且還獲得審核刊登。寫信抗議，對方同樣也不鳥我。 <text:line-break/><text:line-break/>有人說，可以提告。問題是，小偷、強盜那麼多，那我恐怕得告數千人才行。有可能嗎？ <text:line-break/><text:line-break/>總之，講到這些，我就很沮喪。許多時候我常懷疑究竟該不該在網路上寫東西。網路這個世界很陰暗，陽光照不到，人們也往往敢於為所欲為。 <text:line-break/><text:line-break/>我倉庫裏還有好幾百萬字甚至上千萬，根本不敢公開，就怕公開之後馬上被偷，就如學姊所說，將來人家說不定會以為是我去抄襲別人。 <text:line-break/><text:line-break/>"偷" 這字很難聽，但我想不出更委婉的字眼。字眼強烈，但我並無傷人之心，若有冒犯，還請原諒。基本上僅僅希望各方君子能夠體諒一個對於文字語言與思想非常想不開的人的一點心聲。 <text:line-break/><text:line-break/>我一直很認同維根斯坦的一句話，他說："我並不打算宣稱我的思想之原創性"。如果連維根斯坦都不好意思宣稱原創性，更何況我這一點無足輕重的皮毛？我要是覺得自己寫的東西很棒，老早就出一堆書、發表一堆論文了。 <text:line-break/><text:line-break/>但是，話雖回來，一個東西，雖無可觀之處，但它畢竟是我手寫我心，從我心裏、腦子裏，從浩瀚書堆裏以及從幾十年的皓首窮經與坎坷生命中所產生出來的一堆血肉，它依然還是有個主人的。它裏頭有著一種純粹屬於我這位主人才有的痛苦悲歡與獨特性。</text:p>
      <text:p text:style-name="P2">陳俊和   |  2019.10.07 01:35   |   <text:a xlink:type="simple" xlink:href="http://palinfo.habago.org/Entry?Command=Information_PrintForum&amp;iPage=3#FORUM37963"><text:span text:style-name="T2">#</text:span></text:a></text:p>
      <text:p text:style-name="P4">不論您怎做我不能異議 <text:line-break/>再次誠摯跟陳醫師致歉 <text:line-break/>這是我當時的原意 <text:line-break/>https://www.youtube.com/channel/UCpWWOKFIPUL5ndqvtRkdY1A <text:line-break/>謝謝您的寬容 <text:line-break/>謝謝</text:p>
      <text:p text:style-name="P2">陳真   |  2019.10.07 01:18   |   <text:a xlink:type="simple" xlink:href="http://palinfo.habago.org/Entry?Command=Information_PrintForum&amp;iPage=3#FORUM37962"><text:span text:style-name="T2">#</text:span></text:a></text:p>
      <text:p text:style-name="P3">謝謝陳先生。我把你的名字打上馬賽克，因為我想沒必要讓你留下一個污名。 <text:line-break/><text:line-break/>但是，光是在我的留言裏頭打馬賽克還不夠，你上下兩篇留言都得打馬賽克。我先打上了。你若不願意我這麼做，請你再跟我說。若無異議，那就這樣吧。</text:p>
      <text:p text:style-name="P2">陳XX   |  2019.10.07 01:04   |   <text:a xlink:type="simple" xlink:href="http://palinfo.habago.org/Entry?Command=Information_PrintForum&amp;iPage=3#FORUM37959"><text:span text:style-name="T2">#</text:span></text:a></text:p>
      <text:p text:style-name="P4">錯了就是錯了，不論過程！馬上下架！</text:p>
      <text:p text:style-name="P2">陳真   |  2019.10.07 00:46   |   <text:a xlink:type="simple" xlink:href="http://palinfo.habago.org/Entry?Command=Information_PrintForum&amp;iPage=3#FORUM37958"><text:span text:style-name="T2">#</text:span></text:a></text:p>
      <text:p text:style-name="P3">陳XX先生你好。 <text:line-break/><text:line-break/>我記性很好，我記得你曾經在本留言版留言。你的名字讓我以為是某位醫界同行，剛剛發現不是，但卻意外地發現你有個 youtube： <text:line-break/><text:line-break/>https://bit.ly/33bFSQG。 <text:line-break/><text:line-break/>你這段視頻有許多是剽竊，甚至一字不漏地照抄。 <text:line-break/><text:line-break/>比方說 54秒 處出現的這段話： <text:line-break/><text:line-break/>"我一直有個希望，憑著這樣一個希望，我決心活了下來。我希望些什麼呢？我希望能夠對那些對於生命、人性、情感和語言感到絕望的年輕生命起到一種效果，讓他們相信，在一片輕薄兒戲中，世上還是有例外。而我自己就是那樣一個絕望的人，我知道，我要不是在絕望中死去，就是讓自己成為一個例外。" <text:line-break/><text:line-break/>這段話是我寫的。我是在2016年7月22日上午6點48分寫下這個留言。每當我感受到一種飽受誤解難以言喻的痛苦，我就自言自語這些話來安慰自己。怎麼你竟然一字不漏給偷去了，變成是你寫的呢？ <text:line-break/><text:line-break/>我過去40年寫了差不多兩千萬字，但至今沒有著作，卻到處被人明目張膽地剽竊，竊賊數以千百計，實在很痛苦。將來若有人不察，難道變成是我陳真低能到連寫幾句心裏的大白話也不會，也得四處去偷竊別人的話來據為己有？ <text:line-break/><text:line-break/>我原本有個個人網站，叫做 "生命親系譜"，同樣因為不堪剽竊，13年前決定關站打烊，並且刪除了一些比較屬於哲學原創的東西 (還沒刪完)，因為有些人居然拿去當成自己的大學教材。將來若有人不察，難道變成是我陳真低能到連個自己的思想也沒有，得去偷竊各地腦殘學者的教材或論文來據為己有？ <text:line-break/><text:line-break/>另外，你的那段視頻中5分6秒處，有這麼一段話： <text:line-break/><text:line-break/>"如果整個世界是一棵樹的話，愛情是這棵樹上的一片葉子。那麽，一片葉子上面你就可以讀到整棵樹的資訊。" <text:line-break/><text:line-break/>這段話出現在我於 2015年1月30 日下午1點 10 分的留言。這些話是婁燁在一次訪談中講的。我原文是這麼寫： <text:line-break/><text:line-break/>"婁燁這麼說： <text:line-break/><text:line-break/>'有一種東西，它會在某個夏天的夜晚，像風一樣突然襲來，讓你措不及防，無法安寧，與你形影相隨，揮之不去，我不知道那是什麽，只能稱它為愛情。' <text:line-break/><text:line-break/>'……所有這一切就像他們之間發生的愛情一樣。所以我覺得就是說愛情實際上是整個世界的一片葉子——如果整個世界是一棵樹的話，愛情是這棵樹上的一片葉子。那麽，一片葉子上面你就可以讀到整棵樹的資訊。所以，不用這麽麻煩，我只要表達愛情就可以了。我說清楚了愛情，也就說清楚了這個世界。'" <text:line-break/><text:line-break/>而你卻連婁燁講的話也偷去當成你寫的。 <text:line-break/><text:line-break/>還有，你的視頻的1分 36秒處，那段話也是一字不漏照抄變成你的。那段話是這樣： <text:line-break/><text:line-break/>"果陀該來就會來，只是時候未到；倘若你覺得生命不完美，那只是因為你已不在夢中。"   <text:line-break/><text:line-break/>這段話出現在我於2016年7月29 日凌晨零點56分的留言。我是這麼寫的： <text:line-break/><text:line-break/>"還記得麥兜的千年鐘嗎？麥兜曾送給學校一個奇怪的鐘，秒針一年走一格，分針要三千六百年才能繞上一圈，然後屆時就會有一隻可愛的布穀鳥跑出來「咕咕、咕咕」報時。老師同學們以為這鐘根本沒在動，可當你靜下心來聆聽，你會聽到時鐘內部隱隱傳來堅定的齒輪聲。世上真的有這樣奇怪的鐘嗎？也許有吧。果陀該來就會來，只是時候未到；倘若你覺得生命不完美，那只是因為你已不在夢中。" <text:line-break/><text:line-break/>除此之外，還有一種剽竊是屬於想法上的，也就是說，也許文字表達上有些不同，但是原意其實完全得自他人的啟發。這時候，我們仍然應該誠實，應該把原始創見歸功於原創者或原文出處。 <text:line-break/><text:line-break/>例如上述 "倘若你覺得生命不完美，那只是因為你已不在夢中"，那些話，我用自己的表達方式來寫，但它是從麥兜的書和影片中看到。這時候，我們當然應該誠實地讓大家知道我們的想法究竟獲益於何人或何處，而不是偷偷地掠為己有。 <text:line-break/><text:line-break/>我發現你不但直接一字不漏地剽竊，而且很多想法其實是從我這邊所獲得啟發，但你卻一概據為己有。  <text:line-break/><text:line-break/>總之，可以麻煩你把你那段視頻刪除嗎？謝謝。 <text:line-break/><text:line-break/>島內有些學者，他們從我身上偷東西，偷想法，偷靈感，偷純粹原創的東西，拿去寫論文，拿去做教材，但是對於得自於我的啟發卻居然連一個最基本的公開致謝也沒有，直接當成是自己的創見。 <text:line-break/><text:line-break/>我想請各位竊賊將心比心，別再幹這種偷雞摸狗的事。不管是全文一字不漏地剽竊，或是想法上的剽竊也一樣，都很惡劣。  </text:p>
      <text:p text:style-name="P2">陳XX   |  2019.10.06 21:49   |   <text:a xlink:type="simple" xlink:href="http://palinfo.habago.org/Entry?Command=Information_PrintForum&amp;iPage=3#FORUM37957"><text:span text:style-name="T2">#</text:span></text:a></text:p>
      <text:p text:style-name="P4">聊件說大不大、說小不小的事兒。 <text:line-break/>話說在咱台灣有這麼三位老人，他們認為，二次大戰結束後他們喪失日本國籍是日本政府做法不當，近期將向日本大阪地方法院提出起訴，要求日本政府確認他們擁有日本國籍。 <text:line-break/>筆者生在台灣、也活過大半世紀，拜島內代代各界老一輩們所賜，近六旬的歲月裡，勉強還算見識過島內各式奇葩人、事、物，但這事，在三位高齡97、92、85的登高一呼之下，霎時間，讓我驚覺到島上各界原就都風湧著的這一股濃濃的屍臭味兒，而我居然毫無嗅覺了六十載！？ <text:line-break/>這老天鵝啊！咱這鳥心情一湧動就無法自抑，所以此文不得不發！ <text:line-break/>首先，有句話必須說在前頭啊！ <text:line-break/>這，必須的。 <text:line-break/>島內不是所有的老年人都這樣！ <text:line-break/>但，這仨是不是少數呢？ <text:line-break/>擱40年前，這仨才五十啷噹歲，又逢國民黨解嚴，當時這事怎不幹呢？ <text:line-break/>再參考這20幾年綠朝總體表現，便隱然有著： <text:line-break/>確實有相當一部分這樣的老年人——他們少年時無知無畏，青年時無法無天，壯年時無依無靠，最後老年時就積攢下一身戾氣的無羞無恥。 <text:line-break/>話都說、事都做了，嗯；基本上，他們當人都很勉強，千萬別抬高到“國民”的地位討論，這也太羞辱我們這個聖地了。 <text:line-break/>撇開政治，這仨真是夠老的了，但怎了？老，也能成為綁架真理的武器？ <text:line-break/>細思極恐——台灣還真是少不了、為數不敢想像多的這款老人——在他們脊梁骨裡就像墓碑一樣刻著一句話——我老了，都讓著我！ <text:line-break/>簡直成了這款老年人行走江湖的免死金牌。 <text:line-break/>就算死，也要死得如此缺德，看來恥辱柱以後也要賣票了，實在位置有限，釘不下那麼多不要臉的亡命徒。 <text:line-break/>總覺得這些人老而無恥，嚴重懷疑是不是“壞人變老”了？對於“壞人變老”的說法，筆者只能“呵呵”應之，甚至不禁要調侃一句：不但壞人變老了，而且還繁衍了後代呢！ <text:line-break/>中華民國真欠這仨爸各一個避孕套，這話就是說給所有綠渣聽的。 <text:line-break/>壞蛋就是壞蛋，無關年齡、性別、種族、地域、身份、地位、學歷……以前覺得老人不那麼“壞”，只不過當時資訊不那麼發達，咱都太善不知道罷了，就像這仨老傻逼幹的事、就跟橫行台灣幾十年的綠教授、綠醫生、綠律師之前不也都是陽光下最光榮的人群之一嗎？ <text:line-break/>咱這冷地方，從不幹勵志更不是一群啥粉在抱團取暖，大家都有事；而且都是好事，且做著呢，忙不忙未必，咱都要健健康康活得精精神神，活在這仨化為灰燼之後的人聲笑聲裡，咱大夥這裡是不興跟人家比的，就好比：雞生蛋，雞也拉屎，但你肯定只吃蛋，不吃屎的，對雞如此，對人亦然。 <text:line-break/>每個出色的人，都會生蛋，也會拉屎，例如他很會開公司，那你就買他家股票來賺錢，至於他亂說話，你就不用學。 <text:line-break/>你最要緊是多吃雞蛋，少理雞屎，吸取營養，壯大自己。很多人放著蛋不吃，整天追究屎，難道你靠吃屎能變壯大？ <text:line-break/>然後發現，原來台灣這幾十年的一大堆屎事，這，就都是一堆老人幹的呀！ <text:line-break/>點個小名：蔡英文63，呂秀蓮75，林美珠65，陳菊69，管碧玲62，那句話怎麼說來著，三十如狼，四十如虎，五十坐地能吸土，六十吃人不吐骨……我信了。 <text:line-break/>回歸日常生活，我的理解是，人家是在網上生活，綠渣覺青是在網上逃避生活，結果太善的咱這類善老人，跟著網上的挑動這急那氣的，所以少發文也是有幫大家戒掉網上跟風的網癮的一點小意思，聽小弟勸：台灣80%的痛苦都來自於政治，但是如果不鳥政治，就會有100%的痛苦來自於綠渣，所以在政治和綠渣之間做選擇，便是形成腦殘島致病的主因。 <text:line-break/>比如說：按鐘點算叫按摩；按次數算叫小姐；按夜算叫妓女；按週算叫情人；按月算叫相好；按年算叫二奶；按輩子算叫老婆，花四年把你搞成腦殘就上的叫民進黨。 <text:line-break/>搞成台上戲碼都是舊的，而社會現實是新的，看看這仨、再瞧瞧台灣的綠渣年代，孩子有著糟糕的童年成長，大人則是應接不暇的荒唐時代。 <text:line-break/>這都是政治搞的我們，想想唐僧取經十四年共經歷九九八十一難，平均一年5.8難，也就是每兩個月一難，我覺得他都比台灣過得好多了。 <text:line-break/>幾十年了，台獨綠渣把台灣跟我們都吸入政治黑洞，但退回日子裡，在台灣，當你懷疑自己是不是肯定了一個政黨的時候，就靜下心來問問自己，你他媽到底圖他啥了？想不出來就可以一心一意去賺錢了。 <text:line-break/>儘管不能一竿子打翻整船人，但台灣政黨有人收嗎？我可以賣到你們破產。 <text:line-break/>嗯，你不是收破爛的，但只要你是綠渣，你就是個破爛！ <text:line-break/>這沒再酸，是總結，生聚教訓，幾十年前綠渣還沒騙上，台灣有錢的日子過不好，幾十年來騙上了，台灣開始沒錢的日子不好過。 <text:line-break/>這仨幹的，告訴咱大夥，人老、活成這等破爛光景、十足的老臉都不要了的勇氣、嘆為觀止！ <text:line-break/>甚至，他們中有人表示，願望是“作為日本人死去”。 <text:line-break/>這仨，不是灣生，是畜界眾牲！ <text:line-break/>認命的都沒有像台灣一樣迷失自己！先認命再改命！ <text:line-break/>活在台灣所以咱要更認命的健壯自己、活力自己啊！ <text:line-break/>身處相同的社會，價值觀卻天差地別，綠渣的腦迴路真的很奇特，其解不得，何勞一思。 <text:line-break/>末了，這就是聊天，有點貨的聊，有益身心的聊！</text:p>
      <text:p text:style-name="P2">陳真   |  2019.10.06 01:55   |   <text:a xlink:type="simple" xlink:href="http://palinfo.habago.org/Entry?Command=Information_PrintForum&amp;iPage=1#FORUM37956"><text:span text:style-name="T2">#</text:span></text:a></text:p>
      <text:p text:style-name="P3">卡韓政變 (180)：我對美國只有一個字 <text:line-break/><text:line-break/>陳真 2019. 10. 06. <text:line-break/><text:line-break/><text:line-break/>在英國，示威抗議或遊行管控得滴水不漏，動輒逮捕、毆打、起訴、入獄，絕不跟你客氣的。比方說，警方隔出一條線，不准越界就是不准越界，你只要跨過界線，就會被捕被打被起訴，等著坐牢。哪個所謂西方民主國家不是這樣？ <text:line-break/><text:line-break/>英國還算是最客氣的(英國警察不帶槍)。哪有可能像香港或台灣這樣，任你暴徒橫行，為所欲為？若在美國，恐怕早就出動軍隊，宣布戒嚴。你想，美國國會或英國國會有可能讓你佔領幾星期嗎 (甚至還把你列入教材、對你百般歌頌)？有可能嗎？天底下有這種不需要法治的民主自由嗎？佔領一秒鐘都不可能，絕對馬上打死或打趴抬出去，然後你絕對會面臨十數年的一堆刑責。 <text:line-break/><text:line-break/>美國在被他侵略的國家，例如伊拉克、阿富汗，做得更殘忍。你只要群眾一聚集，他往往就會說你們都是恐怖份子，隨便一個軍官都能下令把你們統統開槍打死(不分男女老幼)，長年以來不都是這樣幹的嗎？ <text:line-break/><text:line-break/>另外還有所謂暗殺名單。其實應該說明殺，美國哪需要暗著殺？根據名單，逐個獵殺。至於誰會被列上恐怖份子的黑名單？隨便美國或美軍說了算。只要對美國不爽的都算。西方所謂民主國家都是這樣幹的。 <text:line-break/><text:line-break/>2003年美軍入侵伊拉克，英國根據所謂反恐法抓了上千人，其中有些身上被搜出牙刷，或老人家拄著拐仗，竟然都被視為攜帶 "武器" 參與遊行，論處入罪。 <text:line-break/><text:line-break/>世界主流媒體完全被西方掌控，善惡易位，黑白顛倒。祖國及那些不願給西方人當狗的國家實在很可憐，很無辜，飽受摧殘與抹黑。近幾十年來，全世界各地，幾乎所有這些打著民主之名的動亂，都是美國及其它西方國家所一手製造。這只是一個基本常識。 <text:line-break/><text:line-break/>我對美國只有一個字：恨！或是四個字：恨之入骨！美國及英國這些西方國家，完全喪失了人性。</text:p>
      <text:p text:style-name="P2">李念淨   |  2019.10.06 00:13   |   <text:a xlink:type="simple" xlink:href="http://palinfo.habago.org/Entry?Command=Information_PrintForum&amp;iPage=1#FORUM37955"><text:span text:style-name="T2">#</text:span></text:a></text:p>
      <text:p text:style-name="P4">https://www.silentmajority.hk/articles/1004697 <text:line-break/><text:line-break/>日前(17日)「反暴力、救香港」集會上，台上不少藝人、政客發言心跡，力斥暴徒惡行，勸連月破壞香港的年輕人「回頭是岸」，讓社會重返安寧。而台上，有一個居港40年的英藉正義哥，他的名字叫Peter Bentley。 <text:line-break/><text:line-break/>Peter是一位愛港愛國、視香港為家的英籍港人，他對於連月暴徒的惡行表示痛心疾首！他又怒斥香港的年輕人完全錯誤理解民主：「示威者包圍屯門公園的跳舞者、『佔領』旺角，這些與爭取民主有關系嗎？香港年輕人完全錯誤理解民主。」 <text:line-break/><text:line-break/>Peter又道出真相，指出西方各國的民主，並非如暴徒所想像的那樣，指他們都是活在自己想像的西方民主幻影中，實情與他們想像的根本不同，他說：「示威者根本不知道西方國家的真正模樣，香港的年輕示威者活在自己想像的西方民主幻影中，實情與他們想像的根本不同，美國有人權嗎？美國社會充斥著不平等，選舉時可以買選票，賄賂問題嚴重。」 <text:line-break/><text:line-break/>同時，Peter又斥責暴徒是癲狗，認為辱警助暴的反對派議員應受刑責入獄，他又指出香港主流媒體不說實話，而頻頻說香港壞話的彭定康，更是一條滑溜溜邪惡的蛇(Patten is like a slithery evil snake)。 <text:line-break/><text:line-break/>至於警方的執法手段，他認為合理，他以自己的祖國英國為例，指現時英國政治氣候一團糟，種族問題嚴重，無論你是白人、黑人還是印度人，互相憎恨，社會問題叢生。他又說，看到示威者用激光照射警員眼睛的報道，更指若發生在1997年以前，警方已是真子彈還擊了：「我好肯定駐守添馬艦的英軍會進場平暴，催淚彈、荷槍實彈、警棍撲頭等，法國、德國、美國等西方國家的平暴手法都是這樣。」 <text:line-break/><text:line-break/>影片：https://youtu.be/HUaGtCGJvcw <text:line-break/><text:line-break/>__________ <text:line-break/><text:line-break/>有人貼過的話煩請陳醫師刪除，不好意思 <text:line-break/><text:line-break/><text:line-break/>Peter是一個中港兩邊走的英藉外國人，連他又看得清問題所在，甚至不明白現在「周周遊行、周周衝擊」的年輕人究竟在做甚麼，為何要懼怕中國！其實他道出真相，完完全全是因為他們錯誤理解民主，活在自己想像的西方民主幻影中而已！</text:p>
      <text:p text:style-name="P2">陳真   |  2019.10.05 02:07   |   <text:a xlink:type="simple" xlink:href="http://palinfo.habago.org/Entry?Command=Information_PrintForum&amp;iPage=1#FORUM37954"><text:span text:style-name="T2">#</text:span></text:a></text:p>
      <text:p text:style-name="P3">卡韓政變 (179)：韓國瑜的黨外形象 <text:line-break/><text:line-break/>陳真 2019. 10. 05. <text:line-break/><text:line-break/><text:line-break/>如果有人用看待比方說黃花崗七十二烈士或比方說同盟會、興中會的眼光，來看待現在這個國民黨，在兩者之間畫等號，或是以為兩者之間具有某種高度相似性與本質連結，你心裏一定會很納悶：他到底懂不懂什麼是歷史？他究竟知不知道自己在想什麼？ <text:line-break/><text:line-break/>國民黨與黃花崗七十二烈士或同盟會、興中會也許有著某種時序相關性，但內涵早已大不同，乃至南轅北轍。倘若有人刻意以過往歷史來美化當下，那他就是在鬼扯蛋，存心欺騙腦殘。 <text:line-break/><text:line-break/>民進黨也一樣，黨外是黨外，民進黨是民進黨，兩者不能混為一談，更不用說更早之前反抗國民黨的歲月，例如 (我最喜歡的) 呂赫若與陳映真或是無數左傾的知識份子所付出的青春血淚，跟現在這個人渣黨能扯得上什麼屁關係？但是人渣黨卻透過數不清的謊言與政治洗腦，成功地把過往的一切勇敢熱情歲月與一切犧牲奉獻全部跟自己畫上等號，說成是自己的偉大功勞，藉以招搖撞騙，騙吃騙喝，坐擁大權。 <text:line-break/><text:line-break/>這些人渣，真的是無恥到爆！其中有一件事讓我特別心寒，但它其實並不是「一件事」，而是一種完全本質性的翻臉不認人，非常可恥。 <text:line-break/><text:line-break/>很多讀者也許才二、三十歲，恐怕很難理解。其實，即便四、五十歲都不見得能充份理解我底下想說的。這事不好說，因為它不是「一件事情」，而是一種整體氛圍。「事情」看得見，容易訴說，「氛圍」則四處瀰漫，難以描述。能夠「聽懂」，跟能夠「體會」，又是兩種不一樣的境界。 <text:line-break/><text:line-break/>我的表達能力頂多只能讓你「聽懂」，但很難讓你「體會」，更不用說由此產生如同我對人渣黨那般的厭惡與鄙夷。那是因為我並非僅僅只是在「談」歷史，而是「歷史中人」，我是從這段歷史中宛若走過一趟地獄那般地「活」過來；與其說它是歷史，不如說它是我的生命史，我不可能不厭惡與痛恨這樣一些人渣之無恥，因為我深深經歷過這樣一種荒唐醜陋的過去與現在，完完全全一模一樣的歷史，唯一的改變的是旗子顏色不同，位置對調。 <text:line-break/><text:line-break/>簡單這麼說，你知道當年國民黨對付黨外或對付八零年代的民進黨最大的法寶是什麼嗎？三個字：「沒水準」。 <text:line-break/><text:line-break/>怎麼個「沒水準」呢？很具象：嚼檳榔，穿拖鞋，國語不標準，衣著廉價，學經歷不夠輝煌，缺乏從政經驗，亂講話，講空話，什麼也不懂，連國語也講不好，動不動就只會「幹！」、「你娘咧！」，說不出一句「建設性的意見」。 <text:line-break/><text:line-break/>當年那個掌控媒體與教育的國民黨，根本懶得跟你黨外多說一句，因為他早已讓你不管怎麼說都只會突顯你的「可笑」與「沒水準」；他成功地透過媒體與教育，把你塑造成「沒水準」的代名詞。不但黨外等於「沒水準」，誰支持黨外，誰也是「沒水準」。 <text:line-break/><text:line-break/>當年的學界、醫界和文化界等等等所謂菁英界，自然也都是大力迎合主流權勢，熱烈配合國民黨當局進行這樣一種黨外的形象塑造。比方說，這些所謂學者專家，一講起黨外，馬上就會流露出一種鄙夷，鄙夷你「沒水準」，說你黨外只會「謾罵」，說你「沒有建設性意見、「非理性」等等。 <text:line-break/><text:line-break/>可別小看「只會批評、謾罵」或「沒有建設性意見」如此乍看平常的一句話，光是這樣一句話就足以把你黨外整個打趴在地數十年。 <text:line-break/><text:line-break/>另一方面，電視或報紙則每天不斷放送類似的「沒水準」訊息，故意塑造黨外群眾的特定形象，比方說「齜牙裂嘴破口大罵」的「瘋狂偏激、非理性」形象，「穿拖鞋、嚼檳榔」的魯蛇形象，「亂丟垃圾」的不文明形象，「吵吵鬧鬧只會聚眾造勢」的傷害社會秩序形象，「台灣國語」的沒文化形象、「喜歡罵幹你娘」的低級下流形象...等等等。 <text:line-break/><text:line-break/>特別是魯蛇們連國語都講不好，講不文雅，讓女孩子最瞧不起了，還想講什政見呢？草包滾一邊去吧！別丟人現眼了！沒有耀眼的學經歷，連一點從政經歷也沒有，什麼也不懂，只會「批評、謾罵」，這樣的「草包水準」也想參加選舉，真是笑死人了。 <text:line-break/><text:line-break/>學生或年輕一代就更不用說了。不管怎麼改朝換代，這些人始終是主流政治勢力的忠貞部隊，整個校園找不到一個黨外支持者，因為支持黨外根本就是一件很丟臉很沒水準很低級很沒理性的事。當然，仍然會有極少數支持者，但他們通常只敢暗中支持，一旦來到明亮處就照樣大喊國民黨萬歲，蔣公萬歲。 <text:line-break/><text:line-break/>但是，國民黨後來慢慢在「草包抹黑策略」這一點上吃了大虧，因為這些長年被污名化的販夫走卒黨外支持者開始集結反抗。比方說，我記得民進黨剛建黨那一年 (1986年)，提名兩個電信局基層員工，叫做王聰松和徐美英，完全名不見經傳，是真正意義上的勞工，結果卻居然完成不可能的任務，一舉擊敗在過去根本不可能被打敗的國民黨勞工團體候選人 (必定是一些真權貴、假勞工)。 <text:line-break/><text:line-break/>民進黨食髓知味，於是在各項選舉中開始強調所謂「草根路線」，強調「與基層民眾站在一起」；一些檯面人物明明不具備半點草根氣息，但是為了騙選票，於是就學著在群眾大會上罵「國民黨，我幹你娘咧」，讓群眾視你為同類；或是故意把自己的名字改成「阿X」。例如，我念大學時，幾次在群眾大會底下當聽眾，卻被點名上台對群眾講話，我竟然被主持人稱呼為「阿真仔」或甚至是「咱阿真仔」，以示草根，以示親切。 <text:line-break/><text:line-break/>大家懂我的意思吧？！當民進黨發現國民黨過去的「草包抹黑」策略已經逐漸失效時，便進行反操作，開始大力強調「草根力量」與「權貴」的對決！綠營參選人或政治人物往往會拼命表演自己是如何「草根」，如何「基層」，如何會罵「幹你娘」！往往故意用粗俗語言來取悅群眾，甚至發展出許多相關政治論述，推崇 (甚至神化) 基層民眾的偉大政治價值與存在意義，把民進黨塑造成一個「永遠跟弱勢者站在一起」、悲天憫人仁民愛物、充滿進步思維與理想主義色彩的政黨；真的是把弱勢者的偉大形象給捧上天了。 <text:line-break/><text:line-break/>記得有一年，200幾年？我從英國短暫回台幾天，來到台中，看見國民黨的胡志強競選台中市長，路邊巨大的廣告看板上居然寫著「阿強」。我的天啊！阿強？！我還小強咧。國民黨顯然學乖了，再也不敢鄙視販夫走卒，並且努力想要拉近自己與基層民眾的距離。 <text:line-break/><text:line-break/>我這文章要說的無恥是這樣：民進黨幾十年來就是透過基層民眾這些販夫走卒無怨無悔的熱情支持與捐款，才有可能壯大，才有可能有今天。當年，這個黨是如何抬舉弱勢者，如何神化販夫走卒崇高的政治中心地位，政治人物是如何在言行上把自己偽裝成販夫走卒的同類，如何仇視一切對之不敬的聲音，如今卻居然每天用所謂「土包子」、「草包」、「魯蛇」、「沒理性」、「沒水準」來鄙視韓粉，羞辱韓國瑜的支持者，說他們「水準不高」。你說這些人渣可不可恥？當自己大權在握，勝券在握，當所謂販夫走卒失去利用價值時，居然反過頭來羞辱、嘲笑這些當年被他們神化的人。 <text:line-break/><text:line-break/>如果你還是無法體會我的恨，那你不妨想一想，假設「莫忘世人苦人多」的韓國瑜，在比方說20年後，撈了幾十億幾百億，像人渣黨那樣，女兒、兒子、孫子、侄子、太太、小舅子、小表哥、大表姊等等等，全都當上了國營事業的董事長或各部會首長與總經理等等等，然後卻開始嘲笑羞辱對手及其支持者是魯蛇草包，把充滿痛苦、生活艱難的基層民眾給污名化，對之充滿不屑。假設韓國瑜有一天變成這樣，你說你恨不恨？你說可不可恥？ <text:line-break/><text:line-break/>(我不相信韓國瑜會變成那樣，就如同我相信我自己也永遠不可能鄙視所謂販夫走卒。為什麼？因為我知道人有真有假，我不會因為人渣黨之人性反覆而以為天下烏鴉一般黑。)</text:p>
      <text:p text:style-name="P2">小楊   |  2019.10.04 10:32   |   <text:a xlink:type="simple" xlink:href="http://palinfo.habago.org/Entry?Command=Information_PrintForum&amp;iPage=1#FORUM37953"><text:span text:style-name="T2">#</text:span></text:a></text:p>
      <text:p text:style-name="P4">https://m.youtube.com/watch?v=9ctgCVsmOZ0 <text:line-break/><text:line-break/>曾經民進黨販夫走卒的基層里長同志，現在已經變成每次直播會有兩萬人同時收看的直播主。講話直來直往，無所畏懼。 <text:line-break/><text:line-break/>本週五十月四號下午六點他們要在內門紫竹寺舉辦一個庶民自動自發的聚會。他們想出了一個口號叫做內門起義，原因是這個每次投票超過八成都投給民進黨的地區，這次要率先站出來支持韓國瑜。謝振城里長，外號石頭，上網搜尋一下可以查到他所講的事件始末。我喜歡聽這些人講話，臺灣國語，各式台語俗諺，發自內心的真誠。自媒體的直播讓他們有了自己的發聲管道，這次居然自己要去租借SNG車來做直播。推薦大家聽一下，瞭解一下，支持一下。</text:p>
      <text:p text:style-name="P2">林炤育   |  2019.10.04 08:52   |   <text:a xlink:type="simple" xlink:href="http://palinfo.habago.org/Entry?Command=Information_PrintForum&amp;iPage=1#FORUM37952"><text:span text:style-name="T2">#</text:span></text:a></text:p>
      <text:p text:style-name="P3">2017年香港回歸20週年習大大接見香港代表團講話 <text:line-break/>https://youtu.be/nElrKl4JlBc <text:line-break/><text:line-break/>習大大引用古詩詞說了三點，現在看來這三點忠告，香港政府都沒做到 <text:line-break/><text:line-break/>一寸丹心為報國 <text:line-break/>為官避事平生恥 <text:line-break/>上下同欲者勝 <text:line-break/><text:line-break/><text:line-break/>出處 <text:line-break/><text:line-break/>1、一寸丹心圖報國 <text:line-break/>明、于謙《立春日感怀》 <text:line-break/><text:line-break/>年去年來白髮新，匆匆馬上又逢春。 <text:line-break/>關河底事空留客？歲月無情不貸人。 <text:line-break/>一寸丹心圖報國，兩行清淚爲思親。 <text:line-break/>孤懷激烈難消遣，漫把金盤簇五辛 <text:line-break/><text:line-break/><text:line-break/>2、為官避事平生恥 <text:line-break/>金末元初士人元好问《四哀诗·李钦叔》 <text:line-break/><text:line-break/>赤县神州坐陆沉，金汤非粟祸侵寻。 <text:line-break/>当官避事平生耻，视死如归社稷心。 <text:line-break/>文采是人知子重，交朋无我与君深。 <text:line-break/>悲来不待山阳笛，一忆同衾泪满襟。 <text:line-break/><text:line-break/>3、上下同欲者勝 <text:line-break/>孫子兵法謀略篇 <text:line-break/><text:line-break/>是故百戰百勝，非善之善也不戰而屈人之兵，善之善者也。 ... 故知勝有五：知可以戰與不可以戰者勝，識眾寡之用者勝，上下同欲者勝，以虞待不虞者勝，將能而君不御 ...</text:p>
      <text:p text:style-name="P2">陳真   |  2019.10.04 02:17   |   <text:a xlink:type="simple" xlink:href="http://palinfo.habago.org/Entry?Command=Information_PrintForum&amp;iPage=1#FORUM37951"><text:span text:style-name="T2">#</text:span></text:a></text:p>
      <text:p text:style-name="P4">卡韓政變 (178)：民進黨簡史 <text:line-break/><text:line-break/>陳真 2019. 10. 04. <text:line-break/><text:line-break/><text:line-break/>聯合報底下這篇社論寫得很好，但有一點必須澄清：台灣如果有什麼民主自由，並非民進黨的功勞，而是黨外人士及無數黨外支持群眾的生命、自由與血汗所換來。民進黨不但沒有功勞，而且在創黨後短短數年內便迅速質變腐化，攬功奪權，出賣理想，圖謀私利。 <text:line-break/><text:line-break/>尤有甚者，在過去大約二十年來，倒行逆施，吃相難看，不顧廉恥。而且，從一個推崇左傾理念的政黨，變成極右法西斯，致力於挑撥族群仇恨與對立，視普世價值如無物，不擇手段，謀取私人權位與暴利；一味歪曲是非，操弄史實，美化自身，醜化異己，瘋狂收割前人心血攬為己有，甚且變本加厲破壞改革成果，大開文明倒車，可謂好話說盡，壞事做絕；諸多惡行，更甚昔日國民黨。 <text:line-break/><text:line-break/>我第一次提出退黨是在 1988年的5月，距創黨之日短短不到兩年。後來決定不退是因為剛好遇到520農民流血事件。菊姐說，「發生這樣的事，你還有心情退黨？你這不是在打擊士氣嗎？」而我之所以1988 年就想退黨，主要就是因為那時候的民進黨其實就已經不在乎什麼買票、賄選、關說與包工程；甚至一方面批評國民黨搞特權，自身卻又以享有特權為榮。 <text:line-break/><text:line-break/>當時促使我想退黨的一個近因衝擊是，在一次黨務會議上，我發言說，「本黨居然有人在買票！黨中央都不想處理嗎？」沒想到，我所熟識的當年黨主席姚嘉文竟然回應說：那些都是「小節」，「做大事者不拘小節，推翻國民黨才是大目標」。會議後，他私下拉我到角落，進一步對我侃侃而談這番「大」道理。但是對我而言，政治之乾淨、清廉與正直以及為人民謀取長遠福利，才是從政目標。 <text:line-break/><text:line-break/>六年之後，也就是1994 年的 228 那一天，我才終於退黨。不過，那時候已經沒有人在乎我退不退黨了，因為那時候的民進黨已經如日中天，入黨者好處多多，前途輝煌，正是一門無本買賣的好生意。 <text:line-break/><text:line-break/>從創黨到退黨，短短幾年之間，我清楚意識到一點：為民謀利從來都不是所謂同志們的目標 (更不用說什麼犧牲奉獻了)；為己謀取私利與權力，才是唯一目標；而一切美好理想則只是謀取一己之私的手段。這樣一種心態與現象，迅速瀰漫整個黨，直至臭不可聞。 <text:line-break/><text:line-break/>簡單這麼說，民進黨在1986年 9月 28 日成立之後短短三、五年內，事實上就已充滿蚊子、蒼蠅與蟑螂，開始效法舊國民黨的腐敗，貪婪程度更是青出於藍；隨著政治的日漸開放，權位誘惑日甚，更是以光速般的速度腐爛，但卻學到一身政治操弄與選舉致勝的高超本領，造謠抹黑，無惡不作，行事不擇手段；擅長設定議題，挑撥階級對立與族群仇恨，以捍衛民主自由與弱勢正義之名，行撈錢奪權之實；並且擅於抗爭，做秀表演能力極強，藉以創造個人政治資源與知名度，把一切關於社運之美好理想，全拿來當成一種為個人服務的政治工具及權力敲門磚。 <text:line-break/><text:line-break/>尤有甚者，打從大約 1998 年開始，更是在國民黨黑金教父李登輝的大力合作與推動下 (包括更早之前，大約八零年代末，由李登輝提供民進黨鉅額金錢以發展所謂本土路線)，展開最厲害的一項政治操弄法寶之戰略定位，亦即仇中反華；名為「愛台灣」，實則挑撥族群仇恨，藉以妖魔化異己。其立論依據是這樣：在這島上，隨著人口凋零，外省人將越來越少，而本省人則始終佔絕大多數，因此，進行仇中反華的族群操弄，必然將在選舉上穩操勝券。 <text:line-break/><text:line-break/>而我也就是在 1998-1999 年這樣一種仇中反華戰略藍圖開展之際，決定和這個黨對立，從此和幾乎所有昔日同志，一刀兩斷。 <text:line-break/><text:line-break/>從 1998 年到今天，隨著媒體與教育的全面掌控，全面「綠」化，打著民主自由與公義之名，虛構歷史，歪曲歷史，美化自身，妖魔化對手，全面造謠，全面醜化；仇中反華的政治操弄更是不斷升級，無往不利，成為一種選舉必勝的法寶。 <text:line-break/><text:line-break/>這一切當然不是民進黨所能辦到，而是美國打壓中國崛起之一手策畫。台灣的真正統治者，就如阿扁所說，是「美國在台軍政府」，是 CIA；台灣事實上就是美國人的準軍事殖民地，用來攻擊中國的一顆人肉炸彈，甚至人肉核彈，戰略地位極其關鍵而重要。 <text:line-break/><text:line-break/>至於民進黨，在阿扁成功取得政權後，事實上就已經成為以李登輝黑金勢力為首之「舊國民黨」借屍還魂的一具軀殼，國、民兩黨開始大規模公開政治雜交、混血，基因重組。你看，檯面上這些人，包括當今權力最大的蔡英文及陳明文這兩位 (當然還有其他一大堆人，族繁不及備載)，套句民進黨的流行指控用語，不就都是所謂「黨國餘孽」嗎？都是幾年前看準政治風向才跳槽，瞬間由藍轉綠，由統轉獨，看中的就是仇中反華這張政治操弄王牌無往不利的威力，藉以奪權撈錢。 <text:line-break/><text:line-break/>另外則是一些同樣是把政治當成一種撈錢奪權事業的所謂參與者，例如吃相極其難看的新潮流中生代與新生代 (邱義仁之後的那些人)，幾乎全數都當大官、董事長，附隨者眾，雞犬昇天，佔盡肥缺，至少也都能撈到一官半職，當個地方局處首長什麼的。而且膽子特大，非法濫權，法律根本不看在眼裏；把國家資源與社會公器當成自家戰利品，賣官鬻爵，為所欲為，貪婪無度毫無底線。 <text:line-break/><text:line-break/>柯文哲說得對，國民黨的「餐桌禮儀」比較好，民進黨吃相太難看。十幾年前就有這麼一個笑話，話說國民黨貪污舞弊就像拿湯匙喝湯，暗中偷吃點肉，但仍有點羞恥心，很斯文。但是民進黨卻是絲毫不顧吃相，爭先恐後，大家拼命開怪手 (挖土機) 來，金山銀山整座挖比較快，用湯匙吃太慢了。 <text:line-break/><text:line-break/>我們黨外人士用青春、血汗的痛苦代價所爭取來的一切改革，幾乎全數被民進黨所摧毀。黨外對於舊國民黨的一切批評與改革，民進黨藉以篡奪、換取個人權位之後，卻幹得比舊國民黨還更加齷齪與荒唐，例如分贓酬庸之貪婪無恥程度，跡近瘋狂；不但雞犬昇天，而且肥水不落外人田，全家大小一起撈；上萬個官位大家分，無數公家資源大家搶，就像古時候攻城掠地後打家劫舍自行封官鬻爵那樣一種末日景象。 <text:line-break/><text:line-break/>比方說新潮流的創流大老吳乃仁，夜夜笙歌，酒色之際喬權力喬利益喬位置喬人馬，自己女兒當台苯董事長，自己兒子當台苯董事，自己太太當台苯顧問，上千萬年薪，錢多事少離家近，無專長可，免經驗可，啥事也不用幹便數千萬入袋，憑什麼？台苯是他家開的公司嗎？ <text:line-break/><text:line-break/>至於黨外所深惡痛絕的黑白掛勾、官商勾結、變更地目炒地皮、圍標綁標包工程、回扣關說特權橫行等等等，更是民進黨的家常便飯；幾乎過去一切批評國民黨之醜陋惡行，自己卻全部如法炮製，甚且變本加厲。 <text:line-break/><text:line-break/>比方說，黨外批評舊國民黨司法不獨立，法院是國民黨開的，法官效忠於黨而不是依法辦事。黨外改革之後，國民黨退出司法，當民進黨把權力搶了，如今法院卻變成是民進黨開的，效忠於黨，而不是效忠於人民所託付的法律秩序與法治精神。 <text:line-break/><text:line-break/>比方說，黨外批評舊國民黨控制教育，政治污染校園，於是國民黨退出了，民進黨卻大舉入侵校園，掌控教育人事與資源，服務一黨之私，並洗腦學生，以學生充當政治工具，把每個學校變成黨校；綠營主導之政治活動及置入行銷式之「假學術真政治」活動，在校園完全橫行無阻。 <text:line-break/><text:line-break/>比方說，黨外批評舊國民黨控制媒體，要求黨政軍退出。於是國民黨真的退出了，民進黨卻大舉入侵，徹底掌控媒體到近乎滴水不漏的程度，整個島內媒體幾乎全數變成黨的宣傳機器，每天造謠抹黑、挑撥族群仇恨，鼓吹仇中反華，污衊一切黨的異己，完全喪失媒體應有的基本誠信與正直。那不是媒體，那是一種洗腦機器，一種造謠抹黑鼓吹仇中反華煽動仇恨異己的政治工具。 <text:line-break/><text:line-break/>就連民進黨最愛吹噓的言論自由也一樣大開文明倒車，一方面表彰鄭南榕追求言論自由的精神，一方面卻又想方設法扼殺言論自由的空間，甚至以法律對付異己。 <text:line-break/><text:line-break/>比方說，黨外反戒嚴，更反對取代戒嚴令所制定之國安法。鄭南榕以及死在我懷裏的好友詹益樺，更是誓死反對，兩人一前一後為此自焚。早期的民進黨同樣也為了反對國安法發動一系列抗爭，如今大權在握，卻不但不廢國安法，反而還把它修訂得更加法西斯，更加荒唐離譜；以防範所謂「中共同路人」之名，妖魔化異己言論，醜化兩岸交流，藉以製造寒蟬效應，以捍衛一黨政權。 <text:line-break/><text:line-break/>更荒唐的是，以捍衛人權為名，行政治打壓之實。一方面平反所有政治案件，刻意誇大渲染，包括幾十年前的匪諜案也統統說是冤獄假案，全是國民黨傷害人權的惡行，一方面卻又拼命制定法律，以防範「中共同路人」之名，嚇阻兩岸民間交流；所謂欲加之罪何患無詞，不惜製造更多政治案件，妖魔化任何批評民進黨仇中反華的聲音。 <text:line-break/><text:line-break/>我如果要把一切大開文明倒車的例子講完，恐怕得寫成一套系列叢書。這一大夥人，不管來自哪個派系、哪個政黨，組成了現在這樣一個民進黨，與其說它是一個黨，不如說是一個結合黑道與財閥的政治幫派組合，一個貪贓枉法的特權犯罪集團，缺乏任何基本信念與價值，把一切理想與理念視為奪權撈錢的手段；幫派凝聚力極強，對外則敵我意識分明，互相掩護，奉行分贓政治與權位世襲，唯利是圖，蠶食鯨吞整個島嶼。 <text:line-break/><text:line-break/>這就是民進黨，寫來滿紙污穢。我其實很不喜歡寫，之所以寫它只是想說，你要支持什麼黨或什麼人都行，但你若真心在乎他，那就應該督促他，讓他往好的方向走，而不是一味袒護其惡行。這就好像你若真心愛你的小孩或親友，你一定會希望他千萬不要學壞，不要作奸犯科，不要吸毒，不要偷搶拐騙，應該好好做人，行事正直，回報社會。 <text:line-break/><text:line-break/>這道理會很難懂嗎？你若真的在乎一個黨，你會希望看到一堆人渣篡奪把持這個黨，然後每天貪贓枉法胡作非為嗎？縱容或袒護這樣一種腐敗，除了肥了人渣歹徒們之外，卻傷害了社會大眾的長遠福祉，對誰能有什麼益處呢？難道你真的會相信這樣一些貪得無饜的政客會為了什麼神聖政治主張而犧牲奉獻？他們平常連一點點私利都絲毫不放過，吃銅吃鐵什麼都要吃，難道你還真相信他們有著什麼真實的理想或信念？ <text:line-break/><text:line-break/>被騙一次很正常，被騙兩次算是很老實，如果被騙三百次，那就不是騙子的問題，而是被騙的人美感與道德感或智能上出了問題。 <text:line-break/><text:line-break/>後記： <text:line-break/><text:line-break/>民進黨檯面人物很壞，但黨的支持者卻大多良善正直 (我指的是那些「非菁英」的族群)；單純，熱情，充滿正義感。我對過去這些所謂販夫走卒之基層同志，至今依舊充滿眷戀，昔日情感未曾稍減。但其為人，也正因為心思單純樸素，很容易被操弄，很容易相信謠言與耳語渲染。面對他們，心裏總有說不出的壓抑與惆悵；為免彼此尷尬，能閃則閃，能避則避。無言以對之餘，我常希望有一天，他們能明白我永遠都不會是他們的敵人。 <text:line-break/><text:line-break/>今天吃晚餐時，聽學姊說成大及高雄中山大學等等，到處可見支持香港、醜化大陸之各種荒唐標語口號，我聽了心裏很感慨，很想仰天長嘯，痛哭一場。這究竟是一個什麼樣的世界？為何求得人間一點正道竟如此艱難？做為一個黨外，從年少到中老，差不多三十七、八年過去了，許多時候實在覺得很累，孤單無助，充滿誤解與挫折，彷彿永遠得活在眾人的異樣眼光下。 <text:line-break/><text:line-break/>學姊還說她昨晚做了個噩夢，害她長夜哭泣。她說，夢裏有一種高科技機器人，鬼魅一般四處巡邏，足以偵測人類思維；思想不正確者便予以殲滅，而我在夢中也註定將死。學姊這夢很科幻，要是真有這麼厲害的機器人能夠知我心意，我應該是不會被殲滅才對，因為我心裏深處想的只是一些理應全然無害的東西，而非任何正確或不正確的「思想」。 <text:line-break/><text:line-break/>我從國外最好的醫學中心，一直到台灣最基層的醫院，全都待過，那是完全不同的世界。目前在林園工作，那是高雄市一個充滿空污的貧窮偏鄉，同時也是我工作過最窮的一個區域，各式各樣的窮人非常多。每天聆聽一個又一個生活故事與病情，就像一次又一次的重擊；感同身受之餘，悲傷難抑，感覺很無助。除了開藥，我還能幫上什麼忙？ <text:line-break/><text:line-break/>剛剛四歲女兒又在夢中哭泣哀嚎，哭得非常悲傷，到底她是夢見了什麼？每次隔天早上問她，她都跟我說是夢見恐龍。可是，恐龍會每個晚上出現甚至十多次嗎？ <text:line-break/><text:line-break/>剛剛一聽見她又在哀嚎，我趕緊從書房飛奔過去，看她已經哭成淚人兒。我拍拍她的背，摸摸她的頭，輕吻她的臉頰，花了很多工夫，方才讓她再度沉沉睡去。我心裏想：這麼小的一個娃，沒做錯任何事，為什麼打從一出生卻得承受那麼多難以言喻的痛苦？因為她，我跟上帝似乎又更加有話說了，我只能向祂祈求不是嗎？ <text:line-break/><text:line-break/>因為那麼多飽受生活摧殘、被政治遺忘的窮人，我跟上帝似乎又更親近了，我只能求祂憐憫不是嗎？因為這個悲情島嶼，我對上帝似乎又更加不解了；島嶼子民數百年來不曾加害於人，只有受害的份，種種人為悲劇，何日方休？ <text:line-break/><text:line-break/>=============== <text:line-break/>民進黨吃相貪婪，不准任何人恥笑！ <text:line-break/><text:line-break/>聯合報 社論 <text:line-break/><text:line-break/>2019年10月2日 <text:line-break/><text:line-break/>台北市長柯文哲日前表示，「扣掉統獨，藍綠兩黨沒什麼不一樣，但國民黨的餐桌禮儀比較好」，被指暗酸民進黨「吃相不好」。行政院長蘇貞昌回應表示，民進黨政府非常盡心盡責維護台灣的主權，讓台灣能獨立自主的在國際社會上有一席之地，不容任何人來恥笑或者講風涼話。柯文哲再回嗆「老百姓自己有眼睛」、「絕對權力使人絕對腐化」。 <text:line-break/><text:line-break/>老實說，這只是颱風天裡的政治口水，毫無營養。這場颱風，風不大，官威很大；雨不小，政治口水也不少。但蘇貞昌在耍官威怒責花蓮防災連不上線之餘，不忘與柯文哲互噴政治口水時顯露的心態，卻令人吃驚。 <text:line-break/><text:line-break/>民進黨政府被指責吃相不好，蘇揆辯稱盡心盡責維護主權，這什麼邏輯？難道高唱維護主權，就可以搶官卡位，貪婪無度，不顧吃相？蘇貞昌的回應，牛頭不對馬嘴，不但畫錯重點，根本就是顧左右而言他。 <text:line-break/><text:line-break/>按照蘇貞昌的邏輯，似乎是說民進黨多少人犧牲個人自由，打破國民黨威權統治，台灣才能走到民主、自由、開放，所以不論什麼作為，也不容恥笑。蘇貞昌邏輯背後的心態，這是民進黨打來的天下，所以「國家就是我家」；這是人民欠民進黨的，所以不容質疑。去年九合一選舉重挫後，民進黨代理主席林右昌還說，「台灣人民已經不欠民進黨」；如今蔡英文選情回穩，蘇貞昌又回頭向台灣人民討債了。 <text:line-break/><text:line-break/>民進黨吃相凶狠，即使去年九合一選舉已經把「吳音寧們」以及民進黨派系打手，教訓了一頓，但民進黨何曾在乎？就像從總統府私菸案到英系大將陳明文的三百萬行李箱，總會有人掩護，有人圍事，有人築防火牆，還會有人指導辦案。 <text:line-break/><text:line-break/>蘇貞昌的回應，反映了民進黨從來不怕吃相不好，只怕吃慢吃不撐的關鍵：只須轉移焦點，搶搭「芒果乾」（亡國感）列車，把所有失政問題都引導到反中戰場上。掛起「愛台灣，顧主權」的招牌，任何對國政的質疑，不是假新聞，就是有「中共代理人」之嫌。反中成為民進黨政府失政敗德的遮羞布，不但遮住難看的吃相，還掩蓋滿桌的杯盤狼藉。 <text:line-break/><text:line-break/>諷刺的是，蘇貞昌極力強調維護台灣主權，讓台灣能獨立自主的在國際社會上有一席之地，但這除了是空話大話外，蔡政府在國際上維護了什麼台灣主權？三年來丟掉七個邦交國，五天接連斷交兩國，被國際組織拒於門外；台灣在國際社會上原有的一席之地，已被壓縮得幾無容身的空間，蘇貞昌居然還拿來說嘴。 <text:line-break/><text:line-break/>民進黨政府最能炫耀的是台美關係突破升級，但這又恰好與它所強調的「獨立自主」背道而馳。蔡政府愈來愈仰賴不願與台灣復交的美國，來維護台灣的邦交；台灣自甘淪為美國抗中的戰略棋子，盼望美國透過「台北法案」等工具，威脅台灣友邦不得轉向北京，蔡英文總統的踏實外交，只能躲在美國棍棒外交的羽翼下。但蔡英文才滿口感謝，「台北法案」新版內容已大幅縮水，仍是口惠成分多。至於「小弟弟」外交部長吳釗燮，見到「最敬愛的大哥哥」日本駐台代表就矮一截，這也是台灣「獨立自主」的外交實踐？ <text:line-break/><text:line-break/>說穿了，蔡政府的兩岸與外交操作，一是反中仇中，二是仗美嗆中，三是賣芒果乾，最後是催化選票。蔡政府思考的重點是，如何利用升高的兩岸情勢，轉移失政質疑，壓制內部異議，進而把兩岸危機與外交赤字轉化成蔡英文的選票紅利，而亡國感就是其中的酵母粉和催化劑。 <text:line-break/><text:line-break/>中國大陸外長王毅被問到挖台灣邦交國是否在幫蔡英文連任，也不再考慮台灣民心，兩度回答說「這什麼邏輯？」；顯然北京的知台主政者還看不懂台灣的選舉邏輯，也還難與台灣民眾心靈契合。不過，蘇貞昌在颱風天大噴的政治口水，也許有助於王毅看懂「這什麼邏輯」。</text:p>
      <text:p text:style-name="P2">林炤育   |  2019.10.02 18:06   |   <text:a xlink:type="simple" xlink:href="http://palinfo.habago.org/Entry?Command=Information_PrintForum&amp;iPage=1#FORUM37950"><text:span text:style-name="T2">#</text:span></text:a></text:p>
      <text:p text:style-name="P3">火鍋大王準備花數年的時間，製作影片，講述那段讓人心痛的歷史。 <text:line-break/>https://youtu.be/Gl1bPVn81Ok <text:line-break/>感謝火鍋大王。 <text:line-break/><text:line-break/>有網友對火鍋大王的開場白做了摘要 <text:line-break/><text:line-break/>Excellent introduction! A few points: <text:line-break/><text:line-break/>1) Perfect timing for the intorduction. October 1st, the 70th Birthday of the PRC. <text:line-break/>2) The first 4 minutes is a courageous baring of the soul. What Nathan describes is so true of far too many expats in China who believe themselves to be superior to the Chinese. Not very many of them have the courage (like Nathan) to admit to themselves that their attitude is wrong. <text:line-break/>3) Nathan's methodology reveals a well-ordered mind that knows that this is a challenging and complex story to tell and that he's given it considerable thought. <text:line-break/>4) Hopefully a link to this introductory video will be added to all subsequent videos for the latecomers who might be confused by this or that. <text:line-break/><text:line-break/>Finally, a note to the anti-Nathan misfits out there. Admit it, you dislike him because he puts you in the shade. Where perceptivesness, intelligence, being articulate, positive and courage are concerned you misfits have nothing to offer. Most galling of all to you is that Nathan is not even Chinese...! Not so easy to dismiss him as it is to dismiss a Chinese, is it...?</text:p>
      <text:p text:style-name="P2">陳真   |  2019.10.02 11:34   |   <text:a xlink:type="simple" xlink:href="http://palinfo.habago.org/Entry?Command=Information_PrintForum&amp;iPage=1#FORUM37949"><text:span text:style-name="T2">#</text:span></text:a></text:p>
      <text:p text:style-name="P4">卡韓政變 (177)：跟腦殘當同胞，真是很不幸的一件事 <text:line-break/><text:line-break/>陳真 2019. 10. 02. <text:line-break/><text:line-break/><text:line-break/>我第一次深深感受到洗腦的威力是在我念完國中準備上高中的那個暑假，我跟班上一個好朋友說，我很喜歡柏楊先生。沒想到他馬上臉色大變說，"那個人很偏激哦"。我這同學很聰明，居然也會被洗腦，因此讓我感到更加訝異。他根本不知道柏楊寫過哪些內容，"偏激" 二字卻馬上不經思索脫口而出。 <text:line-break/><text:line-break/>"偏激" 是曾經主導台灣政治長達數十年的一個最溫和的基本抹黑辭彙，跟 "黨外人士" 畫等號 (另一個等號是 "陰謀野心份子")。不管你走到哪，特別是在校園裏，只要一講起 "少數害群之馬" (即任何批評政府的人)，"偏激" 就會脫口而出；人們用 "偏激" 來做出一切結論；不管討論什麼，說來說去就是一句 "很偏激"。 <text:line-break/><text:line-break/>這就如同現在不管走到哪，人們只要一講起韓國瑜，"草包" 或 "鬼混" 或 "落跑" 等辭彙就會直接扣上來，具有非常高度的一致性，就像在念台詞那樣，每個人脫口而出就是一模一樣的對白。腦殘們甚至會為此憤憤不平，彷彿韓國瑜與他有殺父之仇似的。不妨再看看我曾貼過的這段影片： <text:line-break/><text:line-break/>https://bit.ly/2mrl6MB <text:line-break/><text:line-break/>看 1:22-1:38 及 3:05-3:18。特別是3: 12那位腦殘，嘴臉真是很經典。大家 "看" 得出來我想講的那樣一種意思嗎？好像充滿什麼正義感似的嘴臉。一個人的智商如何，許多時候你光是用眼睛 "看" 就能看得出來，因為一個人的聰慧程度，恰恰就寫在臉上。 <text:line-break/><text:line-break/>洗腦或抹黑不一定透過造謠，它其實就像一種廣告，讓你像隻鸚鵡一樣，不斷覆述其基本台詞，但你會以為這是你自己的思考結果。 <text:line-break/><text:line-break/>人渣黨有個惡性程度相當高的政客叫做蘇啥小昌的，現在在當所謂行政院長，沐猴而冠，作威作福，嘴臉相當難看，相當卑鄙的一個無恥小人，吃相難看，為害社會由來已久。當上行政院長後，經常用一些奧步來抹黑韓國瑜，比方說透過剪接，移花接木，營造韓國瑜開會打瞌睡或挨他罵的窩囊形象。 <text:line-break/><text:line-break/>我要說的是，你看，去年那些選輸對手幾十萬票的人渣黨政客，選輸後竟然反而做更大的官，一個當行政院長，一個當行政院副院長，一個當交通部長，反過頭來折騰、羞辱那些去年選贏他們數十萬票的對手，動輒故意刁難其施政，想方設法抹黑之羞辱之，其中以這位蘇啥小昌的行徑最為惡質最為無恥。 <text:line-break/><text:line-break/>沒有人規定敗選者不能當勝選者的頭頂上司，但是今天倘若是國民黨這麼做，你想，綠油油的主流媒體會塑造出什麼樣的 "輿論" 來？一定會說這是反民主不是嗎？一定會逼他們下台不是嗎？倘若今天是國民黨這麼做，而且同樣也是作威作福、刁難與奧步不斷，你想，綠油油的主流媒體會幹出什麼事來？肯定會鼓吹、讚揚群眾用各種方式去圍堵、攻擊他們不是嗎？ <text:line-break/><text:line-break/>我寫這個是要寫給腦殘看的，我想問腦殘們，你們肯不肯花幾秒鐘去想一想自己到底知不知道自己在想什麼？ <text:line-break/><text:line-break/>為什麼世界上會有這樣一個島，而島上的人居然如此容易被洗腦。明白這些道理，有那麼難嗎？比方說，韓國瑜哪有什麼喝酒問題？哪有什麼打麻將問題？如果你真的在乎一個政治人物應該像我一樣滴酒不沾不會打牌，那你應該去痛罵人渣黨的大部份政客才對啊，那些人渣豈止喝幾杯小酒？豈止打幾副小牌？他們簡直就是環肥燕瘦夜夜笙歌不是嗎？酒店才是他們的 "辦公室"。再怎麼罵，都不應該罵到韓國瑜的頭上來。 <text:line-break/><text:line-break/>至於什麼鬼混，就我做為一個台南人的經驗，賴清德才是真正的鬼混大王，在他擔任台南市長的期間，台南市根本就是無政府狀態。我講這話一點都不誇張。相反地，韓國瑜卻是台灣政治史上恐怕是施政第二認真第二拼命的一個市長。第一名是誰呢？那就是陳定南。荒唐的是，像韓國瑜這樣一個工作認真到恐怕快要爆肝的政治人物，卻反而跟 "鬼混" 畫上等號，而人渣黨一大堆整天就是存心鬼混、整天盤算權力名位的人渣政客，卻反而被塑造成勤政愛民。 <text:line-break/><text:line-break/>跟腦殘當同胞，真是很不幸的一件事，因為正常人一票，腦殘也是一票，而腦殘卻往往比蟑螂還多。島嶼安和樂利與否的前途，其實就掌握在誰能帶動腦殘們的思維。</text:p>
      <text:p text:style-name="P2">陳真   |  2019.10.01 20:55   |   <text:a xlink:type="simple" xlink:href="http://palinfo.habago.org/Entry?Command=Information_PrintForum&amp;iPage=1#FORUM37948"><text:span text:style-name="T2">#</text:span></text:a></text:p>
      <text:p text:style-name="P3">卡韓政變 (176)：郭董與阿扁 <text:line-break/><text:line-break/>陳真 2019. 10. 01. <text:line-break/><text:line-break/><text:line-break/>現在很多人罵阿扁、罵李遠哲，這不希奇。希奇的是，遠在30年前，從九零年代就已經看出這些人在政治上的惡劣人品，那才真的是需要眼光。 <text:line-break/><text:line-break/>不要說九零年代，即便來到21世紀初，批評阿扁都很難引起共鳴 (我過去習慣以 "天字第一號大壞蛋" 來稱呼他)。對之稍有不敬，馬上會招來威脅、辱罵、抹黑以及各種不可思議的攻擊與騷擾，非常卑劣與醜陋；要不就說我瘋了，說我言論荒唐離譜，離經叛道，說我居然把那麼偉大而美好的政治家乃至民族救星說成行不由徑的私心政客；彷彿我批評的不是一個政治人物，而是一個憐憫眾生的神，神聖不可冒犯，否則就會遭天譴似的那般離經叛道。 <text:line-break/><text:line-break/>批評李遠哲也一樣。記得 2000年時，阿扁選總統，李遠哲是他的 "國師"，辭掉中研院院長一職相挺，很多人感動到痛哭流涕，奉若神明。當時我寫文章說李遠哲是個政治牆頭草，缺乏誠信與基本信念，忽藍忽綠，忽統忽獨，今天擁核明天反核，見人說人話，見鬼說鬼話。文章一寫完，馬上就招來無數 "報應"。 <text:line-break/><text:line-break/>這些人，也許是個好爸爸、好老公或好老師，但是做為一個公眾人物乃至政治人物，卻是一種禍害，一種極其不堪的負面典範。 <text:line-break/><text:line-break/>我並不覺得我眼光特別好，只能說一般人或這個社會的鑑賞能力實在太差；嚴格說來，我不知道究竟是島內人們的道德感出了問題還是美感鑑賞能力欠佳，明明是個貪婪的大壞蛋，明明是個翻來覆去的小癟三，卻都曾經被台灣人視為宛若神明那般的美好希望之所在。 <text:line-break/><text:line-break/>郭台銘也是一例。過去我們看不見他，難以評價，現在他跳上檯面，第一時間理當就能看出其人之卑鄙。實在很納悶至今怎麼還會有人仰慕這樣一個行事窩囊陰暗任性猥瑣的小人？一個人究竟是要惡劣到什麼程度、使壞到何種地步，然後人們才能終於看見他的真實樣貌？ <text:line-break/><text:line-break/>郭台銘說，他之退選是因為他只談政策談願景，而其他人 (指韓國瑜) 卻只會抹黑，只會說謊吹牛。郭說自己受不了這種 "只會抹黑" 的選舉環境，所以要退選。郭還大罵韓國瑜一大堆很難聽卻完全不是事實的話。 <text:line-break/><text:line-break/>我不想再覆述無數陰暗齷齪事件的細節，我只是想說：郭台銘憑著他幾千億財產，買通或吸引無數媒體與媒體人以及許多藍綠政客，聯合民進黨及柯文哲，打從四月開始，每一天除了造謠抹黑，還是造謠抹黑，用盡各種下三濫手段醜化妖魔化韓國瑜，其鋪天蓋地的齷齪程度，前所未見。這樣一個人，卻反而還指控受害人，然後說自己受不了這麼骯髒的政治環境，所以只好退選。你聽了，難道還看不出來這是一個什麼樣的人？ <text:line-break/><text:line-break/>如今，郭退選總統，改攻國會，並致力於把韓國瑜拉下來。我相信，只要郭、柯、宋及人渣黨和一堆尾巴黨還在，往後至少幾年 (不只是幾個月)，台灣政治恐怕會比現在更加臭不可聞。 <text:line-break/><text:line-break/>CIA 駐台特務司徒文 (William Anthony Stanton)，故意對外說郭台銘是中共派出來的政治打手，目的是要影響台灣政壇，破壞台灣的民主自由。這真是鬼扯到極點，司先生難道以為大家都是白痴？中共會派出一個人來幫助民進黨死裡翻身、乃至大獲全勝？ <text:line-break/><text:line-break/>相反地，若要說 "郭台銘之亂" 背後沒有美國因素，我才不信。郭、柯兩人 (特別是郭)，絕對是往後台灣政壇除人渣黨之外的一大亂源。我不相信這是一種偶然，也不相信這只是個人心意使然。 <text:line-break/><text:line-break/>我原本想這麼說，"郭台銘就是一個有幾千億身家的阿扁"，財產比阿扁多出了一個0。但我後來覺得這樣講對阿扁不公平。財富上，一個郭台銘等於十個阿扁。但在敗德面向上，我看一個郭等於至少一百個扁。 <text:line-break/><text:line-break/>過去這十年來，台灣政壇人渣輩出，如雨後春筍。看多了人渣，我早已不再覺得阿扁是 "天字第一號大壞蛋" 了，跟時下當紅的人渣們相比，阿扁之壞，簡直連比都不能比了。 <text:line-break/><text:line-break/>施明德相信美麗島辯護律師群很多是國民黨臥底，但我只知道謝長廷以及我過去尊敬現在仍對之深懷情感的江鵬堅是調查局特務 (江臨終前自己坦承)，至於其他辯護律師還有誰是特務，恐怕只能留待日後史料解密方知。 <text:line-break/><text:line-break/>我知道阿扁早年是國民黨人，但他是不是特務我不敢說。我只能說，不管怎麼樣，阿扁好歹參與過黨外運動的發展，貢獻了屬於他的一份心力。但是郭台銘卻只是財大氣粗，有錢有閒就突然跑出來，用盡下三濫手段來從事政治，根本無一絲可取之處。 <text:line-break/><text:line-break/>其所謂龐大事業王國，更是為富不仁，長年違法行事，怙惡不悛，視勞工如畜牲，基本上就是一個對法律與他人生命視若無睹的奸商。我不知道那些仰慕他的人究竟知不知道自己在仰慕什麼？ <text:line-break/><text:line-break/>騙子其實不可怕，可怕的是為數眾多、不斷被騙的腦殘們。我始終覺得，事實性的東西也許很容易透過造謠來騙人，但是，美學性、道德性的東西，那就根本是怎麼騙都騙不了了，因為那涉及一種鑑賞力，簡單說就是判斷人事物善惡美醜的能力。這恐怕才是一個社會長期發展良莠的根本因素。 <text:line-break/><text:line-break/>每次聽到人們紛紛在說誰好棒或哪部電影好棒，我常有一種無語問蒼天的感覺。記得大腸花之亂以及當時柯文哲聯手民進黨對連勝文進行鋪天蓋地的抹黑與嫁禍栽贓時，柯被主流綠媒捧成神明，眾人膜拜；特別是年輕一代，完全就是把他當成偶像，甚至還有朋友熱切地問我要不要趕緊搬回台北，以便能接近偉大的柯文哲。 <text:line-break/><text:line-break/>我不知道大家聽懂不懂我在說什麼，我只能盡力用最粗淺的大白話來表達，但表達能力畢竟很有限。 <text:line-break/><text:line-break/>我其實都不是在講一時一地的什麼選舉或藍綠，我對郭、柯等等這些不值一提的小人物也一點興趣都沒有，我甚至不是真的想談統獨，也不是在講任何一種政治，我要說的恰恰就只是有關大或小，高或低，深或淺，遠或近。至於那些保存期限很短的東西，我其實並沒有很大的興趣。我希望人們能注意那些幾乎不會隨時空而改變的東西，那也許才是生命長存之憑藉。 <text:line-break/><text:line-break/>後記： <text:line-break/><text:line-break/>剛畢業時，原本是想要去日本東京大學念神經生物學或分子遺傳。後來，家破人亡，政治摧毀了兩個家庭，我則因為叛亂案被限制出境，於是只好留下來當了八年醫生，直到政治解嚴，直到我考上公費留學才有盤纏。那時候的我，已經不知不覺走上哲學這條路。 <text:line-break/><text:line-break/>曾經跟劍橋的老師提起我當初其實是想走入實驗室，想把一生投入研究那些肉眼看不見卻足以長久左右生命的東西，例如基因，後來卻走上似乎更加 "根本" 的哲學。 <text:line-break/><text:line-break/>老師問我為何有此巨大轉變？我說某個意義上並沒有轉變，我總是會被那些很根本的東西所吸引，就如同 "1為何是1"、"為何我知道這是一個茶杯？"、"為何我能理解別人"...等等等，對我始終是個謎，我想解開謎底，彷彿生命的一切秘密就藏在裏頭似的。</text:p>
      <text:p text:style-name="P2">林炤育   |  2019.10.01 15:48   |   <text:a xlink:type="simple" xlink:href="http://palinfo.habago.org/Entry?Command=Information_PrintForum&amp;iPage=1#FORUM37947"><text:span text:style-name="T2">#</text:span></text:a></text:p>
      <text:p text:style-name="P4">大音稀聲，還是有人願意跳出來仗義執言。 <text:line-break/><text:line-break/>韓市長8個月完成近5項政見！ --曾經的民進黨員高雄執業醫師黃義霖。 20190929 <text:line-break/>https://youtu.be/LFcmd7-7IGU <text:line-break/><text:line-break/>挺綠"石頭里長"轉挺韓：還給韓一個公道 新聞大白話 20190926 <text:line-break/>https://youtu.be/vfOTaY43OK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187.4</meta:generator>
  </office:meta>
</office:document-meta>
</file>